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043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1.12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2.352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 style:data-style-name="N60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context</text:p>
          </table:table-cell>
          <table:table-cell office:value-type="string">
            <text:p>correct</text:p>
          </table:table-cell>
          <table:table-cell office:value-type="string">
            <text:p>incorrect</text:p>
          </table:table-cell>
          <table:table-cell table:style-name="ce1" office:value-type="string">
            <text:p>P(correct)</text:p>
          </table:table-cell>
          <table:table-cell table:style-name="ce1" office:value-type="string">
            <text:p>P(incorrect)</text:p>
          </table:table-cell>
          <table:table-cell table:style-name="ce1" office:value-type="string">
            <text:p>Eval 1</text:p>
          </table:table-cell>
          <table:table-cell table:style-name="ce1" office:value-type="string">
            <text:p>Eval 2</text:p>
          </table:table-cell>
          <table:table-cell table:style-name="ce4" office:value-type="string">
            <text:p>bicnell_correct</text:p>
          </table:table-cell>
          <table:table-cell table:style-name="ce4" office:value-type="string">
            <text:p>bicnell_incorrect</text:p>
          </table:table-cell>
          <table:table-cell table:style-name="ce4" office:value-type="string">
            <text:p>Eval 1</text:p>
          </table:table-cell>
          <table:table-cell table:style-name="ce4" office:value-type="string">
            <text:p>Eval 2</text:p>
          </table:table-cell>
        </table:table-row>
        <table:table-row table:style-name="ro2">
          <table:table-cell office:value-type="string">
            <text:p>secretary-n address-v</text:p>
          </table:table-cell>
          <table:table-cell office:value-type="string">
            <text:p>letter-n</text:p>
          </table:table-cell>
          <table:table-cell office:value-type="string">
            <text:p>group-n</text:p>
          </table:table-cell>
          <table:table-cell office:value-type="float" office:value="0.0195318">
            <text:p>0.0195318</text:p>
          </table:table-cell>
          <table:table-cell office:value-type="float" office:value="0.00536762">
            <text:p>0.00536762</text:p>
          </table:table-cell>
          <table:table-cell table:formula="of:=[.D2]&gt;[.E2]" office:value-type="boolean" office:boolean-value="true">
            <text:p>TRUE</text:p>
          </table:table-cell>
          <table:table-cell table:formula="of:=[.D2]&gt;[.E3]" office:value-type="boolean" office:boolean-value="true">
            <text:p>TRUE</text:p>
          </table:table-cell>
          <table:table-cell office:value-type="float" office:value="0.436346652631">
            <text:p>0.4363466526</text:p>
          </table:table-cell>
          <table:table-cell office:value-type="float" office:value="0.489046922311">
            <text:p>0.4890469223</text:p>
          </table:table-cell>
          <table:table-cell table:formula="of:=[.H2]&gt;[.I2]" office:value-type="boolean" office:boolean-value="false">
            <text:p>FALSE</text:p>
          </table:table-cell>
          <table:table-cell table:formula="of:=[.H2]&gt;[.I3]" office:value-type="boolean" office:boolean-value="true">
            <text:p>TRUE</text:p>
          </table:table-cell>
        </table:table-row>
        <table:table-row table:style-name="ro2">
          <table:table-cell office:value-type="string">
            <text:p>speaker-n address-v</text:p>
          </table:table-cell>
          <table:table-cell office:value-type="string">
            <text:p>group-n</text:p>
          </table:table-cell>
          <table:table-cell office:value-type="string">
            <text:p>letter-n</text:p>
          </table:table-cell>
          <table:table-cell office:value-type="float" office:value="0.00490785">
            <text:p>0.00490785</text:p>
          </table:table-cell>
          <table:table-cell office:value-type="float" office:value="0.00485139">
            <text:p>0.00485139</text:p>
          </table:table-cell>
          <table:table-cell table:formula="of:=[.D3]&gt;[.E3]" office:value-type="boolean" office:boolean-value="true">
            <text:p>TRUE</text:p>
          </table:table-cell>
          <table:table-cell table:formula="of:=[.D3]&gt;[.E2]" office:value-type="boolean" office:boolean-value="false">
            <text:p>FALSE</text:p>
          </table:table-cell>
          <table:table-cell office:value-type="float" office:value="0.421054846913">
            <text:p>0.4210548469</text:p>
          </table:table-cell>
          <table:table-cell office:value-type="float" office:value="0.352434134732">
            <text:p>0.3524341347</text:p>
          </table:table-cell>
          <table:table-cell table:formula="of:=[.H3]&gt;[.I3]" office:value-type="boolean" office:boolean-value="true">
            <text:p>TRUE</text:p>
          </table:table-cell>
          <table:table-cell table:formula="of:=[.H3]&gt;[.I2]" office:value-type="boolean" office:boolean-value="false">
            <text:p>FALSE</text:p>
          </table:table-cell>
        </table:table-row>
        <table:table-row table:style-name="ro2">
          <table:table-cell office:value-type="string">
            <text:p>composer-n arrange-v</text:p>
          </table:table-cell>
          <table:table-cell office:value-type="string">
            <text:p>score-n</text:p>
          </table:table-cell>
          <table:table-cell office:value-type="string">
            <text:p>shelf-n</text:p>
          </table:table-cell>
          <table:table-cell office:value-type="float" office:value="0.000495535">
            <text:p>0.000495535</text:p>
          </table:table-cell>
          <table:table-cell office:value-type="float" office:value="0.000105731">
            <text:p>0.000105731</text:p>
          </table:table-cell>
          <table:table-cell table:formula="of:=[.D4]&gt;[.E4]" office:value-type="boolean" office:boolean-value="true">
            <text:p>TRUE</text:p>
          </table:table-cell>
          <table:table-cell table:formula="of:=[.D4]&gt;[.E5]" office:value-type="boolean" office:boolean-value="true">
            <text:p>TRUE</text:p>
          </table:table-cell>
          <table:table-cell office:value-type="float" office:value="0.536847766031">
            <text:p>0.536847766</text:p>
          </table:table-cell>
          <table:table-cell office:value-type="float" office:value="0.123893028541">
            <text:p>0.1238930285</text:p>
          </table:table-cell>
          <table:table-cell table:formula="of:=[.H4]&gt;[.I4]" office:value-type="boolean" office:boolean-value="true">
            <text:p>TRUE</text:p>
          </table:table-cell>
          <table:table-cell table:formula="of:=[.H4]&gt;[.I5]" office:value-type="boolean" office:boolean-value="true">
            <text:p>TRUE</text:p>
          </table:table-cell>
        </table:table-row>
        <table:table-row table:style-name="ro2">
          <table:table-cell office:value-type="string">
            <text:p>librarian-n arrange-v</text:p>
          </table:table-cell>
          <table:table-cell office:value-type="string">
            <text:p>shelf-n</text:p>
          </table:table-cell>
          <table:table-cell office:value-type="string">
            <text:p>score-n</text:p>
          </table:table-cell>
          <table:table-cell office:value-type="float" office:value="0.000216515">
            <text:p>0.000216515</text:p>
          </table:table-cell>
          <table:table-cell office:value-type="float" office:value="0.000152079">
            <text:p>0.000152079</text:p>
          </table:table-cell>
          <table:table-cell table:formula="of:=[.D5]&gt;[.E5]" office:value-type="boolean" office:boolean-value="true">
            <text:p>TRUE</text:p>
          </table:table-cell>
          <table:table-cell table:formula="of:=[.D5]&gt;[.E4]" office:value-type="boolean" office:boolean-value="true">
            <text:p>TRUE</text:p>
          </table:table-cell>
          <table:table-cell office:value-type="float" office:value="0.143725462463">
            <text:p>0.1437254625</text:p>
          </table:table-cell>
          <table:table-cell office:value-type="float" office:value="0.477547480402">
            <text:p>0.4775474804</text:p>
          </table:table-cell>
          <table:table-cell table:formula="of:=[.H5]&gt;[.I5]" office:value-type="boolean" office:boolean-value="false">
            <text:p>FALSE</text:p>
          </table:table-cell>
          <table:table-cell table:formula="of:=[.H5]&gt;[.I4]" office:value-type="boolean" office:boolean-value="true">
            <text:p>TRUE</text:p>
          </table:table-cell>
        </table:table-row>
        <table:table-row table:style-name="ro2">
          <table:table-cell office:value-type="string">
            <text:p>blacksmith-n bend-v</text:p>
          </table:table-cell>
          <table:table-cell office:value-type="string">
            <text:p>rod-n</text:p>
          </table:table-cell>
          <table:table-cell office:value-type="string">
            <text:p>back-n</text:p>
          </table:table-cell>
          <table:table-cell office:value-type="float" office:value="0.00883396">
            <text:p>0.00883396</text:p>
          </table:table-cell>
          <table:table-cell office:value-type="float" office:value="0.00536388">
            <text:p>0.00536388</text:p>
          </table:table-cell>
          <table:table-cell table:formula="of:=[.D6]&gt;[.E6]" office:value-type="boolean" office:boolean-value="true">
            <text:p>TRUE</text:p>
          </table:table-cell>
          <table:table-cell table:formula="of:=[.D6]&gt;[.E7]" office:value-type="boolean" office:boolean-value="true">
            <text:p>TRUE</text:p>
          </table:table-cell>
          <table:table-cell office:value-type="float" office:value="0.549256499898">
            <text:p>0.5492564999</text:p>
          </table:table-cell>
          <table:table-cell office:value-type="float" office:value="0.429041974926">
            <text:p>0.4290419749</text:p>
          </table:table-cell>
          <table:table-cell table:formula="of:=[.H6]&gt;[.I6]" office:value-type="boolean" office:boolean-value="true">
            <text:p>TRUE</text:p>
          </table:table-cell>
          <table:table-cell table:formula="of:=[.H6]&gt;[.I7]" office:value-type="boolean" office:boolean-value="true">
            <text:p>TRUE</text:p>
          </table:table-cell>
        </table:table-row>
        <table:table-row table:style-name="ro2">
          <table:table-cell office:value-type="string">
            <text:p>acrobat-n bend-v</text:p>
          </table:table-cell>
          <table:table-cell office:value-type="string">
            <text:p>back-n</text:p>
          </table:table-cell>
          <table:table-cell office:value-type="string">
            <text:p>rod-n</text:p>
          </table:table-cell>
          <table:table-cell office:value-type="float" office:value="0.0088073">
            <text:p>0.0088073</text:p>
          </table:table-cell>
          <table:table-cell office:value-type="float" office:value="0.00174921">
            <text:p>0.00174921</text:p>
          </table:table-cell>
          <table:table-cell table:formula="of:=[.D7]&gt;[.E7]" office:value-type="boolean" office:boolean-value="true">
            <text:p>TRUE</text:p>
          </table:table-cell>
          <table:table-cell table:formula="of:=[.D7]&gt;[.E6]" office:value-type="boolean" office:boolean-value="true">
            <text:p>TRUE</text:p>
          </table:table-cell>
          <table:table-cell office:value-type="float" office:value="0.363688779062">
            <text:p>0.3636887791</text:p>
          </table:table-cell>
          <table:table-cell office:value-type="float" office:value="0.398974592535">
            <text:p>0.3989745925</text:p>
          </table:table-cell>
          <table:table-cell table:formula="of:=[.H7]&gt;[.I7]" office:value-type="boolean" office:boolean-value="false">
            <text:p>FALSE</text:p>
          </table:table-cell>
          <table:table-cell table:formula="of:=[.H7]&gt;[.I6]" office:value-type="boolean" office:boolean-value="false">
            <text:p>FALSE</text:p>
          </table:table-cell>
        </table:table-row>
        <table:table-row table:style-name="ro2">
          <table:table-cell office:value-type="string">
            <text:p>soldier-n blast-v</text:p>
          </table:table-cell>
          <table:table-cell office:value-type="string">
            <text:p>building-n</text:p>
          </table:table-cell>
          <table:table-cell office:value-type="string">
            <text:p>radio-n</text:p>
          </table:table-cell>
          <table:table-cell office:value-type="float" office:value="0.0034035">
            <text:p>0.0034035</text:p>
          </table:table-cell>
          <table:table-cell office:value-type="float" office:value="0.00022163">
            <text:p>0.00022163</text:p>
          </table:table-cell>
          <table:table-cell table:formula="of:=[.D8]&gt;[.E8]" office:value-type="boolean" office:boolean-value="true">
            <text:p>TRUE</text:p>
          </table:table-cell>
          <table:table-cell table:formula="of:=[.D8]&gt;[.E9]" office:value-type="boolean" office:boolean-value="true">
            <text:p>TRUE</text:p>
          </table:table-cell>
          <table:table-cell office:value-type="float" office:value="0.446252926021">
            <text:p>0.446252926</text:p>
          </table:table-cell>
          <table:table-cell office:value-type="float" office:value="0.255503962075">
            <text:p>0.2555039621</text:p>
          </table:table-cell>
          <table:table-cell table:formula="of:=[.H8]&gt;[.I8]" office:value-type="boolean" office:boolean-value="true">
            <text:p>TRUE</text:p>
          </table:table-cell>
          <table:table-cell table:formula="of:=[.H8]&gt;[.I9]" office:value-type="boolean" office:boolean-value="true">
            <text:p>TRUE</text:p>
          </table:table-cell>
        </table:table-row>
        <table:table-row table:style-name="ro2">
          <table:table-cell office:value-type="string">
            <text:p>teenager-n blast-v</text:p>
          </table:table-cell>
          <table:table-cell office:value-type="string">
            <text:p>radio-n</text:p>
          </table:table-cell>
          <table:table-cell office:value-type="string">
            <text:p>building-n</text:p>
          </table:table-cell>
          <table:table-cell office:value-type="float" office:value="0.000718092">
            <text:p>0.000718092</text:p>
          </table:table-cell>
          <table:table-cell office:value-type="float" office:value="0.000783109">
            <text:p>0.000783109</text:p>
          </table:table-cell>
          <table:table-cell table:formula="of:=[.D9]&gt;[.E9]" office:value-type="boolean" office:boolean-value="false">
            <text:p>FALSE</text:p>
          </table:table-cell>
          <table:table-cell table:formula="of:=[.D9]&gt;[.E8]" office:value-type="boolean" office:boolean-value="true">
            <text:p>TRUE</text:p>
          </table:table-cell>
          <table:table-cell office:value-type="float" office:value="0.249113584281">
            <text:p>0.2491135843</text:p>
          </table:table-cell>
          <table:table-cell office:value-type="float" office:value="0.371231208399">
            <text:p>0.3712312084</text:p>
          </table:table-cell>
          <table:table-cell table:formula="of:=[.H9]&gt;[.I9]" office:value-type="boolean" office:boolean-value="false">
            <text:p>FALSE</text:p>
          </table:table-cell>
          <table:table-cell table:formula="of:=[.H9]&gt;[.I8]" office:value-type="boolean" office:boolean-value="false">
            <text:p>FALSE</text:p>
          </table:table-cell>
        </table:table-row>
        <table:table-row table:style-name="ro2">
          <table:table-cell office:value-type="string">
            <text:p>skier-n break-v</text:p>
          </table:table-cell>
          <table:table-cell office:value-type="string">
            <text:p>leg-n</text:p>
          </table:table-cell>
          <table:table-cell office:value-type="string">
            <text:p>habit-n</text:p>
          </table:table-cell>
          <table:table-cell office:value-type="float" office:value="0.0779574">
            <text:p>0.0779574</text:p>
          </table:table-cell>
          <table:table-cell office:value-type="float" office:value="0.0120843">
            <text:p>0.0120843</text:p>
          </table:table-cell>
          <table:table-cell table:formula="of:=[.D10]&gt;[.E10]" office:value-type="boolean" office:boolean-value="true">
            <text:p>TRUE</text:p>
          </table:table-cell>
          <table:table-cell table:formula="of:=[.D10]&gt;[.E11]" office:value-type="boolean" office:boolean-value="true">
            <text:p>TRUE</text:p>
          </table:table-cell>
          <table:table-cell office:value-type="float" office:value="0.447288373904">
            <text:p>0.4472883739</text:p>
          </table:table-cell>
          <table:table-cell office:value-type="float" office:value="0.356396813216">
            <text:p>0.3563968132</text:p>
          </table:table-cell>
          <table:table-cell table:formula="of:=[.H10]&gt;[.I10]" office:value-type="boolean" office:boolean-value="true">
            <text:p>TRUE</text:p>
          </table:table-cell>
          <table:table-cell table:formula="of:=[.H10]&gt;[.I11]" office:value-type="boolean" office:boolean-value="true">
            <text:p>TRUE</text:p>
          </table:table-cell>
        </table:table-row>
        <table:table-row table:style-name="ro2">
          <table:table-cell office:value-type="string">
            <text:p>smoker-n break-v</text:p>
          </table:table-cell>
          <table:table-cell office:value-type="string">
            <text:p>habit-n</text:p>
          </table:table-cell>
          <table:table-cell office:value-type="string">
            <text:p>leg-n</text:p>
          </table:table-cell>
          <table:table-cell office:value-type="float" office:value="0.149663">
            <text:p>0.149663</text:p>
          </table:table-cell>
          <table:table-cell office:value-type="float" office:value="0.00705403">
            <text:p>0.00705403</text:p>
          </table:table-cell>
          <table:table-cell table:formula="of:=[.D11]&gt;[.E11]" office:value-type="boolean" office:boolean-value="true">
            <text:p>TRUE</text:p>
          </table:table-cell>
          <table:table-cell table:formula="of:=[.D11]&gt;[.E10]" office:value-type="boolean" office:boolean-value="true">
            <text:p>TRUE</text:p>
          </table:table-cell>
          <table:table-cell office:value-type="float" office:value="0.40282479923">
            <text:p>0.4028247992</text:p>
          </table:table-cell>
          <table:table-cell office:value-type="float" office:value="0.338443111865">
            <text:p>0.3384431119</text:p>
          </table:table-cell>
          <table:table-cell table:formula="of:=[.H11]&gt;[.I11]" office:value-type="boolean" office:boolean-value="true">
            <text:p>TRUE</text:p>
          </table:table-cell>
          <table:table-cell table:formula="of:=[.H11]&gt;[.I10]" office:value-type="boolean" office:boolean-value="true">
            <text:p>TRUE</text:p>
          </table:table-cell>
        </table:table-row>
        <table:table-row table:style-name="ro2">
          <table:table-cell office:value-type="string">
            <text:p>journalist-n check-v</text:p>
          </table:table-cell>
          <table:table-cell office:value-type="string">
            <text:p>spelling-n</text:p>
          </table:table-cell>
          <table:table-cell office:value-type="string">
            <text:p>brake-n</text:p>
          </table:table-cell>
          <table:table-cell office:value-type="float" office:value="0.00064141">
            <text:p>0.00064141</text:p>
          </table:table-cell>
          <table:table-cell table:style-name="ce2" office:value-type="float" office:value="0.0000330996">
            <text:p>3.31E-005</text:p>
          </table:table-cell>
          <table:table-cell table:formula="of:=[.D12]&gt;[.E12]" office:value-type="boolean" office:boolean-value="true">
            <text:p>TRUE</text:p>
          </table:table-cell>
          <table:table-cell table:formula="of:=[.D12]&gt;[.E13]" office:value-type="boolean" office:boolean-value="true">
            <text:p>TRUE</text:p>
          </table:table-cell>
          <table:table-cell office:value-type="float" office:value="0.347139267413">
            <text:p>0.3471392674</text:p>
          </table:table-cell>
          <table:table-cell office:value-type="float" office:value="0.192730798228">
            <text:p>0.1927307982</text:p>
          </table:table-cell>
          <table:table-cell table:formula="of:=[.H12]&gt;[.I12]" office:value-type="boolean" office:boolean-value="true">
            <text:p>TRUE</text:p>
          </table:table-cell>
          <table:table-cell table:formula="of:=[.H12]&gt;[.I13]" office:value-type="boolean" office:boolean-value="true">
            <text:p>TRUE</text:p>
          </table:table-cell>
        </table:table-row>
        <table:table-row table:style-name="ro2">
          <table:table-cell office:value-type="string">
            <text:p>mechanic-n check-v</text:p>
          </table:table-cell>
          <table:table-cell office:value-type="string">
            <text:p>brake-n</text:p>
          </table:table-cell>
          <table:table-cell office:value-type="string">
            <text:p>spelling-n</text:p>
          </table:table-cell>
          <table:table-cell office:value-type="float" office:value="0.00343733">
            <text:p>0.00343733</text:p>
          </table:table-cell>
          <table:table-cell office:value-type="float" office:value="0.000539509">
            <text:p>0.000539509</text:p>
          </table:table-cell>
          <table:table-cell table:formula="of:=[.D13]&gt;[.E13]" office:value-type="boolean" office:boolean-value="true">
            <text:p>TRUE</text:p>
          </table:table-cell>
          <table:table-cell table:formula="of:=[.D13]&gt;[.E12]" office:value-type="boolean" office:boolean-value="true">
            <text:p>TRUE</text:p>
          </table:table-cell>
          <table:table-cell office:value-type="float" office:value="0.281046066174">
            <text:p>0.2810460662</text:p>
          </table:table-cell>
          <table:table-cell office:value-type="float" office:value="0.325726759798">
            <text:p>0.3257267598</text:p>
          </table:table-cell>
          <table:table-cell table:formula="of:=[.H13]&gt;[.I13]" office:value-type="boolean" office:boolean-value="false">
            <text:p>FALSE</text:p>
          </table:table-cell>
          <table:table-cell table:formula="of:=[.H13]&gt;[.I12]" office:value-type="boolean" office:boolean-value="true">
            <text:p>TRUE</text:p>
          </table:table-cell>
        </table:table-row>
        <table:table-row table:style-name="ro2">
          <table:table-cell office:value-type="string">
            <text:p>detective-n comb-v</text:p>
          </table:table-cell>
          <table:table-cell office:value-type="string">
            <text:p>street-n</text:p>
          </table:table-cell>
          <table:table-cell office:value-type="string">
            <text:p>hair-n</text:p>
          </table:table-cell>
          <table:table-cell office:value-type="float" office:value="0.0286058">
            <text:p>0.0286058</text:p>
          </table:table-cell>
          <table:table-cell office:value-type="float" office:value="0.0660942">
            <text:p>0.0660942</text:p>
          </table:table-cell>
          <table:table-cell table:formula="of:=[.D14]&gt;[.E14]" office:value-type="boolean" office:boolean-value="false">
            <text:p>FALSE</text:p>
          </table:table-cell>
          <table:table-cell table:formula="of:=[.D14]&gt;[.E15]" office:value-type="boolean" office:boolean-value="true">
            <text:p>TRUE</text:p>
          </table:table-cell>
          <table:table-cell office:value-type="float" office:value="0.374392134699">
            <text:p>0.3743921347</text:p>
          </table:table-cell>
          <table:table-cell office:value-type="float" office:value="0.282673046368">
            <text:p>0.2826730464</text:p>
          </table:table-cell>
          <table:table-cell table:formula="of:=[.H14]&gt;[.I14]" office:value-type="boolean" office:boolean-value="true">
            <text:p>TRUE</text:p>
          </table:table-cell>
          <table:table-cell table:formula="of:=[.H14]&gt;[.I15]" office:value-type="boolean" office:boolean-value="true">
            <text:p>TRUE</text:p>
          </table:table-cell>
        </table:table-row>
        <table:table-row table:style-name="ro2">
          <table:table-cell office:value-type="string">
            <text:p>performer-n comb-v</text:p>
          </table:table-cell>
          <table:table-cell office:value-type="string">
            <text:p>hair-n</text:p>
          </table:table-cell>
          <table:table-cell office:value-type="string">
            <text:p>street-n</text:p>
          </table:table-cell>
          <table:table-cell office:value-type="float" office:value="0.512925">
            <text:p>0.512925</text:p>
          </table:table-cell>
          <table:table-cell office:value-type="float" office:value="0.00332286">
            <text:p>0.00332286</text:p>
          </table:table-cell>
          <table:table-cell table:formula="of:=[.D15]&gt;[.E15]" office:value-type="boolean" office:boolean-value="true">
            <text:p>TRUE</text:p>
          </table:table-cell>
          <table:table-cell table:formula="of:=[.D15]&gt;[.E14]" office:value-type="boolean" office:boolean-value="true">
            <text:p>TRUE</text:p>
          </table:table-cell>
          <table:table-cell office:value-type="float" office:value="0.237710951621">
            <text:p>0.2377109516</text:p>
          </table:table-cell>
          <table:table-cell office:value-type="float" office:value="0.241866713759">
            <text:p>0.2418667138</text:p>
          </table:table-cell>
          <table:table-cell table:formula="of:=[.H15]&gt;[.I15]" office:value-type="boolean" office:boolean-value="false">
            <text:p>FALSE</text:p>
          </table:table-cell>
          <table:table-cell table:formula="of:=[.H15]&gt;[.I14]" office:value-type="boolean" office:boolean-value="false">
            <text:p>FALSE</text:p>
          </table:table-cell>
        </table:table-row>
        <table:table-row table:style-name="ro2">
          <table:table-cell office:value-type="string">
            <text:p>author-n complete-v</text:p>
          </table:table-cell>
          <table:table-cell office:value-type="string">
            <text:p>article-n</text:p>
          </table:table-cell>
          <table:table-cell office:value-type="string">
            <text:p>form-n</text:p>
          </table:table-cell>
          <table:table-cell office:value-type="float" office:value="0.0073333">
            <text:p>0.0073333</text:p>
          </table:table-cell>
          <table:table-cell office:value-type="float" office:value="0.0457859">
            <text:p>0.0457859</text:p>
          </table:table-cell>
          <table:table-cell table:formula="of:=[.D16]&gt;[.E16]" office:value-type="boolean" office:boolean-value="false">
            <text:p>FALSE</text:p>
          </table:table-cell>
          <table:table-cell table:formula="of:=[.D16]&gt;[.E17]" office:value-type="boolean" office:boolean-value="true">
            <text:p>TRUE</text:p>
          </table:table-cell>
          <table:table-cell office:value-type="float" office:value="0.600699923025">
            <text:p>0.600699923</text:p>
          </table:table-cell>
          <table:table-cell office:value-type="float" office:value="0.643208158402">
            <text:p>0.6432081584</text:p>
          </table:table-cell>
          <table:table-cell table:formula="of:=[.H16]&gt;[.I16]" office:value-type="boolean" office:boolean-value="false">
            <text:p>FALSE</text:p>
          </table:table-cell>
          <table:table-cell table:formula="of:=[.H16]&gt;[.I17]" office:value-type="boolean" office:boolean-value="true">
            <text:p>TRUE</text:p>
          </table:table-cell>
        </table:table-row>
        <table:table-row table:style-name="ro2">
          <table:table-cell office:value-type="string">
            <text:p>patient-n complete-v</text:p>
          </table:table-cell>
          <table:table-cell office:value-type="string">
            <text:p>form-n</text:p>
          </table:table-cell>
          <table:table-cell office:value-type="string">
            <text:p>article-n</text:p>
          </table:table-cell>
          <table:table-cell office:value-type="float" office:value="0.05551">
            <text:p>0.05551</text:p>
          </table:table-cell>
          <table:table-cell office:value-type="float" office:value="0.000118689">
            <text:p>0.000118689</text:p>
          </table:table-cell>
          <table:table-cell table:formula="of:=[.D17]&gt;[.E17]" office:value-type="boolean" office:boolean-value="true">
            <text:p>TRUE</text:p>
          </table:table-cell>
          <table:table-cell table:formula="of:=[.D17]&gt;[.E16]" office:value-type="boolean" office:boolean-value="true">
            <text:p>TRUE</text:p>
          </table:table-cell>
          <table:table-cell office:value-type="float" office:value="0.586375214772">
            <text:p>0.5863752148</text:p>
          </table:table-cell>
          <table:table-cell office:value-type="float" office:value="0.312283264257">
            <text:p>0.3122832643</text:p>
          </table:table-cell>
          <table:table-cell table:formula="of:=[.H17]&gt;[.I17]" office:value-type="boolean" office:boolean-value="true">
            <text:p>TRUE</text:p>
          </table:table-cell>
          <table:table-cell table:formula="of:=[.H17]&gt;[.I16]" office:value-type="boolean" office:boolean-value="false">
            <text:p>FALSE</text:p>
          </table:table-cell>
        </table:table-row>
        <table:table-row table:style-name="ro2">
          <table:table-cell office:value-type="string">
            <text:p>boxer-n dodge-v</text:p>
          </table:table-cell>
          <table:table-cell office:value-type="string">
            <text:p>punch-n</text:p>
          </table:table-cell>
          <table:table-cell office:value-type="string">
            <text:p>truth-n</text:p>
          </table:table-cell>
          <table:table-cell office:value-type="float" office:value="0.000435281">
            <text:p>0.000435281</text:p>
          </table:table-cell>
          <table:table-cell table:style-name="ce2" office:value-type="float" office:value="0.0000840647">
            <text:p>8.41E-005</text:p>
          </table:table-cell>
          <table:table-cell table:formula="of:=[.D18]&gt;[.E18]" office:value-type="boolean" office:boolean-value="true">
            <text:p>TRUE</text:p>
          </table:table-cell>
          <table:table-cell table:formula="of:=[.D18]&gt;[.E19]" office:value-type="boolean" office:boolean-value="true">
            <text:p>TRUE</text:p>
          </table:table-cell>
          <table:table-cell office:value-type="float" office:value="0.252106848549">
            <text:p>0.2521068485</text:p>
          </table:table-cell>
          <table:table-cell office:value-type="float" office:value="0.241762614315">
            <text:p>0.2417626143</text:p>
          </table:table-cell>
          <table:table-cell table:formula="of:=[.H18]&gt;[.I18]" office:value-type="boolean" office:boolean-value="true">
            <text:p>TRUE</text:p>
          </table:table-cell>
          <table:table-cell table:formula="of:=[.H18]&gt;[.I19]" office:value-type="boolean" office:boolean-value="true">
            <text:p>TRUE</text:p>
          </table:table-cell>
        </table:table-row>
        <table:table-row table:style-name="ro2">
          <table:table-cell office:value-type="string">
            <text:p>politician-n dodge-v</text:p>
          </table:table-cell>
          <table:table-cell office:value-type="string">
            <text:p>truth-n</text:p>
          </table:table-cell>
          <table:table-cell office:value-type="string">
            <text:p>punch-n</text:p>
          </table:table-cell>
          <table:table-cell office:value-type="float" office:value="0.000682526">
            <text:p>0.000682526</text:p>
          </table:table-cell>
          <table:table-cell office:value-type="float" office:value="0.00010359">
            <text:p>0.00010359</text:p>
          </table:table-cell>
          <table:table-cell table:formula="of:=[.D19]&gt;[.E19]" office:value-type="boolean" office:boolean-value="true">
            <text:p>TRUE</text:p>
          </table:table-cell>
          <table:table-cell table:formula="of:=[.D19]&gt;[.E18]" office:value-type="boolean" office:boolean-value="true">
            <text:p>TRUE</text:p>
          </table:table-cell>
          <table:table-cell office:value-type="float" office:value="0.288744874166">
            <text:p>0.2887448742</text:p>
          </table:table-cell>
          <table:table-cell office:value-type="float" office:value="0.155843247631">
            <text:p>0.1558432476</text:p>
          </table:table-cell>
          <table:table-cell table:formula="of:=[.H19]&gt;[.I19]" office:value-type="boolean" office:boolean-value="true">
            <text:p>TRUE</text:p>
          </table:table-cell>
          <table:table-cell table:formula="of:=[.H19]&gt;[.I18]" office:value-type="boolean" office:boolean-value="true">
            <text:p>TRUE</text:p>
          </table:table-cell>
        </table:table-row>
        <table:table-row table:style-name="ro2">
          <table:table-cell office:value-type="string">
            <text:p>candidate-n evade-v</text:p>
          </table:table-cell>
          <table:table-cell office:value-type="string">
            <text:p>question-n</text:p>
          </table:table-cell>
          <table:table-cell office:value-type="string">
            <text:p>cop-n</text:p>
          </table:table-cell>
          <table:table-cell office:value-type="float" office:value="0.0888868">
            <text:p>0.0888868</text:p>
          </table:table-cell>
          <table:table-cell table:style-name="ce2" office:value-type="float" office:value="0.0000240154">
            <text:p>2.40E-005</text:p>
          </table:table-cell>
          <table:table-cell table:formula="of:=[.D20]&gt;[.E20]" office:value-type="boolean" office:boolean-value="true">
            <text:p>TRUE</text:p>
          </table:table-cell>
          <table:table-cell table:formula="of:=[.D20]&gt;[.E21]" office:value-type="boolean" office:boolean-value="true">
            <text:p>TRUE</text:p>
          </table:table-cell>
          <table:table-cell office:value-type="float" office:value="0.479712352875">
            <text:p>0.4797123529</text:p>
          </table:table-cell>
          <table:table-cell office:value-type="float" office:value="0.185828756716">
            <text:p>0.1858287567</text:p>
          </table:table-cell>
          <table:table-cell table:formula="of:=[.H20]&gt;[.I20]" office:value-type="boolean" office:boolean-value="true">
            <text:p>TRUE</text:p>
          </table:table-cell>
          <table:table-cell table:formula="of:=[.H20]&gt;[.I21]" office:value-type="boolean" office:boolean-value="true">
            <text:p>TRUE</text:p>
          </table:table-cell>
        </table:table-row>
        <table:table-row table:style-name="ro2">
          <table:table-cell office:value-type="string">
            <text:p>fugitive-n evade-v</text:p>
          </table:table-cell>
          <table:table-cell office:value-type="string">
            <text:p>cop-n</text:p>
          </table:table-cell>
          <table:table-cell office:value-type="string">
            <text:p>question-n</text:p>
          </table:table-cell>
          <table:table-cell office:value-type="float" office:value="0.000276507">
            <text:p>0.000276507</text:p>
          </table:table-cell>
          <table:table-cell office:value-type="float" office:value="0.00222152">
            <text:p>0.00222152</text:p>
          </table:table-cell>
          <table:table-cell table:formula="of:=[.D21]&gt;[.E21]" office:value-type="boolean" office:boolean-value="false">
            <text:p>FALSE</text:p>
          </table:table-cell>
          <table:table-cell table:formula="of:=[.D21]&gt;[.E20]" office:value-type="boolean" office:boolean-value="true">
            <text:p>TRUE</text:p>
          </table:table-cell>
          <table:table-cell office:value-type="float" office:value="0.21488245666">
            <text:p>0.2148824567</text:p>
          </table:table-cell>
          <table:table-cell office:value-type="float" office:value="0.151014370792">
            <text:p>0.1510143708</text:p>
          </table:table-cell>
          <table:table-cell table:formula="of:=[.H21]&gt;[.I21]" office:value-type="boolean" office:boolean-value="true">
            <text:p>TRUE</text:p>
          </table:table-cell>
          <table:table-cell table:formula="of:=[.H21]&gt;[.I20]" office:value-type="boolean" office:boolean-value="true">
            <text:p>TRUE</text:p>
          </table:table-cell>
        </table:table-row>
        <table:table-row table:style-name="ro2">
          <table:table-cell office:value-type="string">
            <text:p>glutton-n finish-v</text:p>
          </table:table-cell>
          <table:table-cell office:value-type="string">
            <text:p>meal-n</text:p>
          </table:table-cell>
          <table:table-cell office:value-type="string">
            <text:p>story-n</text:p>
          </table:table-cell>
          <table:table-cell office:value-type="float" office:value="0.00348053">
            <text:p>0.00348053</text:p>
          </table:table-cell>
          <table:table-cell office:value-type="float" office:value="0.00261729">
            <text:p>0.00261729</text:p>
          </table:table-cell>
          <table:table-cell table:formula="of:=[.D22]&gt;[.E22]" office:value-type="boolean" office:boolean-value="true">
            <text:p>TRUE</text:p>
          </table:table-cell>
          <table:table-cell table:formula="of:=[.D22]&gt;[.E23]" office:value-type="boolean" office:boolean-value="true">
            <text:p>TRUE</text:p>
          </table:table-cell>
          <table:table-cell office:value-type="float" office:value="0.207431444696">
            <text:p>0.2074314447</text:p>
          </table:table-cell>
          <table:table-cell office:value-type="float" office:value="0.31836539916">
            <text:p>0.3183653992</text:p>
          </table:table-cell>
          <table:table-cell table:formula="of:=[.H22]&gt;[.I22]" office:value-type="boolean" office:boolean-value="false">
            <text:p>FALSE</text:p>
          </table:table-cell>
          <table:table-cell table:formula="of:=[.H22]&gt;[.I23]" office:value-type="boolean" office:boolean-value="false">
            <text:p>FALSE</text:p>
          </table:table-cell>
        </table:table-row>
        <table:table-row table:style-name="ro2">
          <table:table-cell office:value-type="string">
            <text:p>writer-n finish-v</text:p>
          </table:table-cell>
          <table:table-cell office:value-type="string">
            <text:p>story-n</text:p>
          </table:table-cell>
          <table:table-cell office:value-type="string">
            <text:p>meal-n</text:p>
          </table:table-cell>
          <table:table-cell office:value-type="float" office:value="0.0239604">
            <text:p>0.0239604</text:p>
          </table:table-cell>
          <table:table-cell office:value-type="float" office:value="0.00101689">
            <text:p>0.00101689</text:p>
          </table:table-cell>
          <table:table-cell table:formula="of:=[.D23]&gt;[.E23]" office:value-type="boolean" office:boolean-value="true">
            <text:p>TRUE</text:p>
          </table:table-cell>
          <table:table-cell table:formula="of:=[.D23]&gt;[.E22]" office:value-type="boolean" office:boolean-value="true">
            <text:p>TRUE</text:p>
          </table:table-cell>
          <table:table-cell office:value-type="float" office:value="0.438002471912">
            <text:p>0.4380024719</text:p>
          </table:table-cell>
          <table:table-cell office:value-type="float" office:value="0.245180471159">
            <text:p>0.2451804712</text:p>
          </table:table-cell>
          <table:table-cell table:formula="of:=[.H23]&gt;[.I23]" office:value-type="boolean" office:boolean-value="true">
            <text:p>TRUE</text:p>
          </table:table-cell>
          <table:table-cell table:formula="of:=[.H23]&gt;[.I22]" office:value-type="boolean" office:boolean-value="true">
            <text:p>TRUE</text:p>
          </table:table-cell>
        </table:table-row>
        <table:table-row table:style-name="ro2">
          <table:table-cell office:value-type="string">
            <text:p>boss-n fire-v</text:p>
          </table:table-cell>
          <table:table-cell office:value-type="string">
            <text:p>accountant-n</text:p>
          </table:table-cell>
          <table:table-cell office:value-type="string">
            <text:p>rifle-n</text:p>
          </table:table-cell>
          <table:table-cell table:style-name="ce2" office:value-type="float" office:value="0.0000474778">
            <text:p>4.75E-005</text:p>
          </table:table-cell>
          <table:table-cell office:value-type="float" office:value="0.00489808">
            <text:p>0.00489808</text:p>
          </table:table-cell>
          <table:table-cell table:formula="of:=[.D24]&gt;[.E24]" office:value-type="boolean" office:boolean-value="false">
            <text:p>FALSE</text:p>
          </table:table-cell>
          <table:table-cell table:formula="of:=[.D24]&gt;[.E25]" office:value-type="boolean" office:boolean-value="true">
            <text:p>TRUE</text:p>
          </table:table-cell>
          <table:table-cell office:value-type="float" office:value="0.42258390296">
            <text:p>0.422583903</text:p>
          </table:table-cell>
          <table:table-cell office:value-type="float" office:value="0.241849785372">
            <text:p>0.2418497854</text:p>
          </table:table-cell>
          <table:table-cell table:formula="of:=[.H24]&gt;[.I24]" office:value-type="boolean" office:boolean-value="true">
            <text:p>TRUE</text:p>
          </table:table-cell>
          <table:table-cell table:formula="of:=[.H24]&gt;[.I25]" office:value-type="boolean" office:boolean-value="true">
            <text:p>TRUE</text:p>
          </table:table-cell>
        </table:table-row>
        <table:table-row table:style-name="ro2">
          <table:table-cell office:value-type="string">
            <text:p>marine-n fire-v</text:p>
          </table:table-cell>
          <table:table-cell office:value-type="string">
            <text:p>rifle-n</text:p>
          </table:table-cell>
          <table:table-cell office:value-type="string">
            <text:p>accountant-n</text:p>
          </table:table-cell>
          <table:table-cell office:value-type="float" office:value="0.0102813">
            <text:p>0.0102813</text:p>
          </table:table-cell>
          <table:table-cell table:style-name="ce2" office:value-type="float" office:value="0.00000249753">
            <text:p>2.50E-006</text:p>
          </table:table-cell>
          <table:table-cell table:formula="of:=[.D25]&gt;[.E25]" office:value-type="boolean" office:boolean-value="true">
            <text:p>TRUE</text:p>
          </table:table-cell>
          <table:table-cell table:formula="of:=[.D25]&gt;[.E24]" office:value-type="boolean" office:boolean-value="true">
            <text:p>TRUE</text:p>
          </table:table-cell>
          <table:table-cell office:value-type="float" office:value="0.438787993632">
            <text:p>0.4387879936</text:p>
          </table:table-cell>
          <table:table-cell office:value-type="float" office:value="0.410153761304">
            <text:p>0.4101537613</text:p>
          </table:table-cell>
          <table:table-cell table:formula="of:=[.H25]&gt;[.I25]" office:value-type="boolean" office:boolean-value="true">
            <text:p>TRUE</text:p>
          </table:table-cell>
          <table:table-cell table:formula="of:=[.H25]&gt;[.I24]" office:value-type="boolean" office:boolean-value="true">
            <text:p>TRUE</text:p>
          </table:table-cell>
        </table:table-row>
        <table:table-row table:style-name="ro2">
          <table:table-cell office:value-type="string">
            <text:p>cook-n fix-v</text:p>
          </table:table-cell>
          <table:table-cell office:value-type="string">
            <text:p>lunch-n</text:p>
          </table:table-cell>
          <table:table-cell office:value-type="string">
            <text:p>television-n</text:p>
          </table:table-cell>
          <table:table-cell office:value-type="float" office:value="0.000147647">
            <text:p>0.000147647</text:p>
          </table:table-cell>
          <table:table-cell table:style-name="ce2" office:value-type="float" office:value="0.000050203">
            <text:p>5.02E-005</text:p>
          </table:table-cell>
          <table:table-cell table:formula="of:=[.D26]&gt;[.E26]" office:value-type="boolean" office:boolean-value="true">
            <text:p>TRUE</text:p>
          </table:table-cell>
          <table:table-cell table:formula="of:=[.D26]&gt;[.E27]" office:value-type="boolean" office:boolean-value="true">
            <text:p>TRUE</text:p>
          </table:table-cell>
          <table:table-cell office:value-type="float" office:value="0.411033793117">
            <text:p>0.4110337931</text:p>
          </table:table-cell>
          <table:table-cell office:value-type="float" office:value="0.17233442467">
            <text:p>0.1723344247</text:p>
          </table:table-cell>
          <table:table-cell table:formula="of:=[.H26]&gt;[.I26]" office:value-type="boolean" office:boolean-value="true">
            <text:p>TRUE</text:p>
          </table:table-cell>
          <table:table-cell table:formula="of:=[.H26]&gt;[.I27]" office:value-type="boolean" office:boolean-value="true">
            <text:p>TRUE</text:p>
          </table:table-cell>
        </table:table-row>
        <table:table-row table:style-name="ro2">
          <table:table-cell office:value-type="string">
            <text:p>technician-n fix-v</text:p>
          </table:table-cell>
          <table:table-cell office:value-type="string">
            <text:p>television-n</text:p>
          </table:table-cell>
          <table:table-cell office:value-type="string">
            <text:p>lunch-n</text:p>
          </table:table-cell>
          <table:table-cell table:style-name="ce2" office:value-type="float" office:value="0.0000642692">
            <text:p>6.43E-005</text:p>
          </table:table-cell>
          <table:table-cell table:style-name="ce2" office:value-type="float" office:value="0.00000265657">
            <text:p>2.66E-006</text:p>
          </table:table-cell>
          <table:table-cell table:formula="of:=[.D27]&gt;[.E27]" office:value-type="boolean" office:boolean-value="true">
            <text:p>TRUE</text:p>
          </table:table-cell>
          <table:table-cell table:formula="of:=[.D27]&gt;[.E26]" office:value-type="boolean" office:boolean-value="true">
            <text:p>TRUE</text:p>
          </table:table-cell>
          <table:table-cell office:value-type="float" office:value="0.228676680603">
            <text:p>0.2286766806</text:p>
          </table:table-cell>
          <table:table-cell office:value-type="float" office:value="0.234174211761">
            <text:p>0.2341742118</text:p>
          </table:table-cell>
          <table:table-cell table:formula="of:=[.H27]&gt;[.I27]" office:value-type="boolean" office:boolean-value="false">
            <text:p>FALSE</text:p>
          </table:table-cell>
          <table:table-cell table:formula="of:=[.H27]&gt;[.I26]" office:value-type="boolean" office:boolean-value="true">
            <text:p>TRUE</text:p>
          </table:table-cell>
        </table:table-row>
        <table:table-row table:style-name="ro2">
          <table:table-cell office:value-type="string">
            <text:p>carpenter-n grasp-v</text:p>
          </table:table-cell>
          <table:table-cell office:value-type="string">
            <text:p>saw-n</text:p>
          </table:table-cell>
          <table:table-cell office:value-type="string">
            <text:p>concept-n</text:p>
          </table:table-cell>
          <table:table-cell office:value-type="float" office:value="0.000155859">
            <text:p>0.000155859</text:p>
          </table:table-cell>
          <table:table-cell office:value-type="float" office:value="0.0191735">
            <text:p>0.0191735</text:p>
          </table:table-cell>
          <table:table-cell table:formula="of:=[.D28]&gt;[.E28]" office:value-type="boolean" office:boolean-value="false">
            <text:p>FALSE</text:p>
          </table:table-cell>
          <table:table-cell table:formula="of:=[.D28]&gt;[.E29]" office:value-type="boolean" office:boolean-value="true">
            <text:p>TRUE</text:p>
          </table:table-cell>
          <table:table-cell office:value-type="float" office:value="0.26500827458">
            <text:p>0.2650082746</text:p>
          </table:table-cell>
          <table:table-cell office:value-type="float" office:value="0.567970984447">
            <text:p>0.5679709844</text:p>
          </table:table-cell>
          <table:table-cell table:formula="of:=[.H28]&gt;[.I28]" office:value-type="boolean" office:boolean-value="false">
            <text:p>FALSE</text:p>
          </table:table-cell>
          <table:table-cell table:formula="of:=[.H28]&gt;[.I29]" office:value-type="boolean" office:boolean-value="true">
            <text:p>TRUE</text:p>
          </table:table-cell>
        </table:table-row>
        <table:table-row table:style-name="ro2">
          <table:table-cell office:value-type="string">
            <text:p>scholar-n grasp-v</text:p>
          </table:table-cell>
          <table:table-cell office:value-type="string">
            <text:p>concept-n</text:p>
          </table:table-cell>
          <table:table-cell office:value-type="string">
            <text:p>saw-n</text:p>
          </table:table-cell>
          <table:table-cell office:value-type="float" office:value="0.0486671">
            <text:p>0.0486671</text:p>
          </table:table-cell>
          <table:table-cell table:style-name="ce2" office:value-type="float" office:value="0.00000337">
            <text:p>3.37E-006</text:p>
          </table:table-cell>
          <table:table-cell table:formula="of:=[.D29]&gt;[.E29]" office:value-type="boolean" office:boolean-value="true">
            <text:p>TRUE</text:p>
          </table:table-cell>
          <table:table-cell table:formula="of:=[.D29]&gt;[.E28]" office:value-type="boolean" office:boolean-value="true">
            <text:p>TRUE</text:p>
          </table:table-cell>
          <table:table-cell office:value-type="float" office:value="0.692476960348">
            <text:p>0.6924769603</text:p>
          </table:table-cell>
          <table:table-cell office:value-type="float" office:value="0.194963405131">
            <text:p>0.1949634051</text:p>
          </table:table-cell>
          <table:table-cell table:formula="of:=[.H29]&gt;[.I29]" office:value-type="boolean" office:boolean-value="true">
            <text:p>TRUE</text:p>
          </table:table-cell>
          <table:table-cell table:formula="of:=[.H29]&gt;[.I28]" office:value-type="boolean" office:boolean-value="true">
            <text:p>TRUE</text:p>
          </table:table-cell>
        </table:table-row>
        <table:table-row table:style-name="ro2">
          <table:table-cell office:value-type="string">
            <text:p>assassin-n load-v</text:p>
          </table:table-cell>
          <table:table-cell office:value-type="string">
            <text:p>pistol-n</text:p>
          </table:table-cell>
          <table:table-cell office:value-type="string">
            <text:p>truck-n</text:p>
          </table:table-cell>
          <table:table-cell office:value-type="float" office:value="0.0109245">
            <text:p>0.0109245</text:p>
          </table:table-cell>
          <table:table-cell office:value-type="float" office:value="0.00351915">
            <text:p>0.00351915</text:p>
          </table:table-cell>
          <table:table-cell table:formula="of:=[.D30]&gt;[.E30]" office:value-type="boolean" office:boolean-value="true">
            <text:p>TRUE</text:p>
          </table:table-cell>
          <table:table-cell table:formula="of:=[.D30]&gt;[.E31]" office:value-type="boolean" office:boolean-value="true">
            <text:p>TRUE</text:p>
          </table:table-cell>
          <table:table-cell office:value-type="float" office:value="0.435118450751">
            <text:p>0.4351184508</text:p>
          </table:table-cell>
          <table:table-cell office:value-type="float" office:value="0.435495644496">
            <text:p>0.4354956445</text:p>
          </table:table-cell>
          <table:table-cell table:formula="of:=[.H30]&gt;[.I30]" office:value-type="boolean" office:boolean-value="false">
            <text:p>FALSE</text:p>
          </table:table-cell>
          <table:table-cell table:formula="of:=[.H30]&gt;[.I31]" office:value-type="boolean" office:boolean-value="true">
            <text:p>TRUE</text:p>
          </table:table-cell>
        </table:table-row>
        <table:table-row table:style-name="ro2">
          <table:table-cell office:value-type="string">
            <text:p>farmer-n load-v</text:p>
          </table:table-cell>
          <table:table-cell office:value-type="string">
            <text:p>truck-n</text:p>
          </table:table-cell>
          <table:table-cell office:value-type="string">
            <text:p>pistol-n</text:p>
          </table:table-cell>
          <table:table-cell office:value-type="float" office:value="0.00868157">
            <text:p>0.00868157</text:p>
          </table:table-cell>
          <table:table-cell office:value-type="float" office:value="0.000167407">
            <text:p>0.000167407</text:p>
          </table:table-cell>
          <table:table-cell table:formula="of:=[.D31]&gt;[.E31]" office:value-type="boolean" office:boolean-value="true">
            <text:p>TRUE</text:p>
          </table:table-cell>
          <table:table-cell table:formula="of:=[.D31]&gt;[.E30]" office:value-type="boolean" office:boolean-value="true">
            <text:p>TRUE</text:p>
          </table:table-cell>
          <table:table-cell office:value-type="float" office:value="0.416645351827">
            <text:p>0.4166453518</text:p>
          </table:table-cell>
          <table:table-cell office:value-type="float" office:value="0.302422752785">
            <text:p>0.3024227528</text:p>
          </table:table-cell>
          <table:table-cell table:formula="of:=[.H31]&gt;[.I31]" office:value-type="boolean" office:boolean-value="true">
            <text:p>TRUE</text:p>
          </table:table-cell>
          <table:table-cell table:formula="of:=[.H31]&gt;[.I30]" office:value-type="boolean" office:boolean-value="false">
            <text:p>FALSE</text:p>
          </table:table-cell>
        </table:table-row>
        <table:table-row table:style-name="ro2">
          <table:table-cell office:value-type="string">
            <text:p>mother-n name-v</text:p>
          </table:table-cell>
          <table:table-cell office:value-type="string">
            <text:p>newborn-n</text:p>
          </table:table-cell>
          <table:table-cell office:value-type="string">
            <text:p>accomplice-n</text:p>
          </table:table-cell>
          <table:table-cell table:style-name="ce2" office:value-type="float" office:value="0.0000389799">
            <text:p>3.90E-005</text:p>
          </table:table-cell>
          <table:table-cell table:style-name="ce2" office:value-type="float" office:value="0.0000284253">
            <text:p>2.84E-005</text:p>
          </table:table-cell>
          <table:table-cell table:formula="of:=[.D32]&gt;[.E32]" office:value-type="boolean" office:boolean-value="true">
            <text:p>TRUE</text:p>
          </table:table-cell>
          <table:table-cell table:formula="of:=[.D32]&gt;[.E33]" office:value-type="boolean" office:boolean-value="true">
            <text:p>TRUE</text:p>
          </table:table-cell>
          <table:table-cell office:value-type="float" office:value="0.170425928539">
            <text:p>0.1704259285</text:p>
          </table:table-cell>
          <table:table-cell office:value-type="float" office:value="0.281855755957">
            <text:p>0.281855756</text:p>
          </table:table-cell>
          <table:table-cell table:formula="of:=[.H32]&gt;[.I32]" office:value-type="boolean" office:boolean-value="false">
            <text:p>FALSE</text:p>
          </table:table-cell>
          <table:table-cell table:formula="of:=[.H32]&gt;[.I33]" office:value-type="boolean" office:boolean-value="true">
            <text:p>TRUE</text:p>
          </table:table-cell>
        </table:table-row>
        <table:table-row table:style-name="ro2">
          <table:table-cell office:value-type="string">
            <text:p>suspect-n name-v</text:p>
          </table:table-cell>
          <table:table-cell office:value-type="string">
            <text:p>accomplice-n</text:p>
          </table:table-cell>
          <table:table-cell office:value-type="string">
            <text:p>newborn-n</text:p>
          </table:table-cell>
          <table:table-cell office:value-type="float" office:value="0.0017112">
            <text:p>0.0017112</text:p>
          </table:table-cell>
          <table:table-cell table:style-name="ce2" office:value-type="float" office:value="0.000000435484">
            <text:p>4.35E-007</text:p>
          </table:table-cell>
          <table:table-cell table:formula="of:=[.D33]&gt;[.E33]" office:value-type="boolean" office:boolean-value="true">
            <text:p>TRUE</text:p>
          </table:table-cell>
          <table:table-cell table:formula="of:=[.D33]&gt;[.E32]" office:value-type="boolean" office:boolean-value="true">
            <text:p>TRUE</text:p>
          </table:table-cell>
          <table:table-cell office:value-type="float" office:value="0.387171446866">
            <text:p>0.3871714469</text:p>
          </table:table-cell>
          <table:table-cell office:value-type="float" office:value="0.134837608501">
            <text:p>0.1348376085</text:p>
          </table:table-cell>
          <table:table-cell table:formula="of:=[.H33]&gt;[.I33]" office:value-type="boolean" office:boolean-value="true">
            <text:p>TRUE</text:p>
          </table:table-cell>
          <table:table-cell table:formula="of:=[.H33]&gt;[.I32]" office:value-type="boolean" office:boolean-value="true">
            <text:p>TRUE</text:p>
          </table:table-cell>
        </table:table-row>
        <table:table-row table:style-name="ro2">
          <table:table-cell office:value-type="string">
            <text:p>pilot-n operate-v</text:p>
          </table:table-cell>
          <table:table-cell office:value-type="string">
            <text:p>aircraft-n</text:p>
          </table:table-cell>
          <table:table-cell office:value-type="string">
            <text:p>machinery-n</text:p>
          </table:table-cell>
          <table:table-cell office:value-type="float" office:value="0.0800253">
            <text:p>0.0800253</text:p>
          </table:table-cell>
          <table:table-cell office:value-type="float" office:value="0.00204087">
            <text:p>0.00204087</text:p>
          </table:table-cell>
          <table:table-cell table:formula="of:=[.D34]&gt;[.E34]" office:value-type="boolean" office:boolean-value="true">
            <text:p>TRUE</text:p>
          </table:table-cell>
          <table:table-cell table:formula="of:=[.D34]&gt;[.E35]" office:value-type="boolean" office:boolean-value="true">
            <text:p>TRUE</text:p>
          </table:table-cell>
          <table:table-cell office:value-type="float" office:value="0.566212383446">
            <text:p>0.5662123834</text:p>
          </table:table-cell>
          <table:table-cell office:value-type="float" office:value="0.497038650003">
            <text:p>0.49703865</text:p>
          </table:table-cell>
          <table:table-cell table:formula="of:=[.H34]&gt;[.I34]" office:value-type="boolean" office:boolean-value="true">
            <text:p>TRUE</text:p>
          </table:table-cell>
          <table:table-cell table:formula="of:=[.H34]&gt;[.I35]" office:value-type="boolean" office:boolean-value="true">
            <text:p>TRUE</text:p>
          </table:table-cell>
        </table:table-row>
        <table:table-row table:style-name="ro2">
          <table:table-cell office:value-type="string">
            <text:p>worker-n operate-v</text:p>
          </table:table-cell>
          <table:table-cell office:value-type="string">
            <text:p>machinery-n</text:p>
          </table:table-cell>
          <table:table-cell office:value-type="string">
            <text:p>aircraft-n</text:p>
          </table:table-cell>
          <table:table-cell office:value-type="float" office:value="0.0129559">
            <text:p>0.0129559</text:p>
          </table:table-cell>
          <table:table-cell office:value-type="float" office:value="0.00105528">
            <text:p>0.00105528</text:p>
          </table:table-cell>
          <table:table-cell table:formula="of:=[.D35]&gt;[.E35]" office:value-type="boolean" office:boolean-value="true">
            <text:p>TRUE</text:p>
          </table:table-cell>
          <table:table-cell table:formula="of:=[.D35]&gt;[.E34]" office:value-type="boolean" office:boolean-value="true">
            <text:p>TRUE</text:p>
          </table:table-cell>
          <table:table-cell office:value-type="float" office:value="0.505621446812">
            <text:p>0.5056214468</text:p>
          </table:table-cell>
          <table:table-cell office:value-type="float" office:value="0.464913039155">
            <text:p>0.4649130392</text:p>
          </table:table-cell>
          <table:table-cell table:formula="of:=[.H35]&gt;[.I35]" office:value-type="boolean" office:boolean-value="true">
            <text:p>TRUE</text:p>
          </table:table-cell>
          <table:table-cell table:formula="of:=[.H35]&gt;[.I34]" office:value-type="boolean" office:boolean-value="true">
            <text:p>TRUE</text:p>
          </table:table-cell>
        </table:table-row>
        <table:table-row table:style-name="ro2">
          <table:table-cell office:value-type="string">
            <text:p>gardener-n plant-v</text:p>
          </table:table-cell>
          <table:table-cell office:value-type="string">
            <text:p>vegetable-n</text:p>
          </table:table-cell>
          <table:table-cell office:value-type="string">
            <text:p>camera-n</text:p>
          </table:table-cell>
          <table:table-cell office:value-type="float" office:value="0.0039991">
            <text:p>0.0039991</text:p>
          </table:table-cell>
          <table:table-cell table:style-name="ce2" office:value-type="float" office:value="0.00000629437">
            <text:p>6.29E-006</text:p>
          </table:table-cell>
          <table:table-cell table:formula="of:=[.D36]&gt;[.E36]" office:value-type="boolean" office:boolean-value="true">
            <text:p>TRUE</text:p>
          </table:table-cell>
          <table:table-cell table:formula="of:=[.D36]&gt;[.E37]" office:value-type="boolean" office:boolean-value="true">
            <text:p>TRUE</text:p>
          </table:table-cell>
          <table:table-cell office:value-type="float" office:value="0.411380217402">
            <text:p>0.4113802174</text:p>
          </table:table-cell>
          <table:table-cell office:value-type="float" office:value="0.344637691134">
            <text:p>0.3446376911</text:p>
          </table:table-cell>
          <table:table-cell table:formula="of:=[.H36]&gt;[.I36]" office:value-type="boolean" office:boolean-value="true">
            <text:p>TRUE</text:p>
          </table:table-cell>
          <table:table-cell table:formula="of:=[.H36]&gt;[.I37]" office:value-type="boolean" office:boolean-value="true">
            <text:p>TRUE</text:p>
          </table:table-cell>
        </table:table-row>
        <table:table-row table:style-name="ro2">
          <table:table-cell office:value-type="string">
            <text:p>spy-n plant-v</text:p>
          </table:table-cell>
          <table:table-cell office:value-type="string">
            <text:p>camera-n</text:p>
          </table:table-cell>
          <table:table-cell office:value-type="string">
            <text:p>vegetable-n</text:p>
          </table:table-cell>
          <table:table-cell office:value-type="float" office:value="0.00013203">
            <text:p>0.00013203</text:p>
          </table:table-cell>
          <table:table-cell office:value-type="float" office:value="0.00145207">
            <text:p>0.00145207</text:p>
          </table:table-cell>
          <table:table-cell table:formula="of:=[.D37]&gt;[.E37]" office:value-type="boolean" office:boolean-value="false">
            <text:p>FALSE</text:p>
          </table:table-cell>
          <table:table-cell table:formula="of:=[.D37]&gt;[.E36]" office:value-type="boolean" office:boolean-value="true">
            <text:p>TRUE</text:p>
          </table:table-cell>
          <table:table-cell office:value-type="float" office:value="0.410012271169">
            <text:p>0.4100122712</text:p>
          </table:table-cell>
          <table:table-cell office:value-type="float" office:value="0.219237716827">
            <text:p>0.2192377168</text:p>
          </table:table-cell>
          <table:table-cell table:formula="of:=[.H37]&gt;[.I37]" office:value-type="boolean" office:boolean-value="true">
            <text:p>TRUE</text:p>
          </table:table-cell>
          <table:table-cell table:formula="of:=[.H37]&gt;[.I36]" office:value-type="boolean" office:boolean-value="true">
            <text:p>TRUE</text:p>
          </table:table-cell>
        </table:table-row>
        <table:table-row table:style-name="ro2">
          <table:table-cell office:value-type="string">
            <text:p>gardener-n pluck-v</text:p>
          </table:table-cell>
          <table:table-cell office:value-type="string">
            <text:p>rose-n</text:p>
          </table:table-cell>
          <table:table-cell office:value-type="string">
            <text:p>eyebrow-n</text:p>
          </table:table-cell>
          <table:table-cell office:value-type="float" office:value="0.0140174">
            <text:p>0.0140174</text:p>
          </table:table-cell>
          <table:table-cell office:value-type="float" office:value="0.0028894">
            <text:p>0.0028894</text:p>
          </table:table-cell>
          <table:table-cell table:formula="of:=[.D38]&gt;[.E38]" office:value-type="boolean" office:boolean-value="true">
            <text:p>TRUE</text:p>
          </table:table-cell>
          <table:table-cell table:formula="of:=[.D38]&gt;[.E39]" office:value-type="boolean" office:boolean-value="true">
            <text:p>TRUE</text:p>
          </table:table-cell>
          <table:table-cell office:value-type="float" office:value="0.434183769326">
            <text:p>0.4341837693</text:p>
          </table:table-cell>
          <table:table-cell office:value-type="float" office:value="0.0834880773908">
            <text:p>0.0834880774</text:p>
          </table:table-cell>
          <table:table-cell table:formula="of:=[.H38]&gt;[.I38]" office:value-type="boolean" office:boolean-value="true">
            <text:p>TRUE</text:p>
          </table:table-cell>
          <table:table-cell table:formula="of:=[.H38]&gt;[.I39]" office:value-type="boolean" office:boolean-value="true">
            <text:p>TRUE</text:p>
          </table:table-cell>
        </table:table-row>
        <table:table-row table:style-name="ro2">
          <table:table-cell office:value-type="string">
            <text:p>woman-n pluck-v</text:p>
          </table:table-cell>
          <table:table-cell office:value-type="string">
            <text:p>eyebrow-n</text:p>
          </table:table-cell>
          <table:table-cell office:value-type="string">
            <text:p>rose-n</text:p>
          </table:table-cell>
          <table:table-cell office:value-type="float" office:value="0.0292152">
            <text:p>0.0292152</text:p>
          </table:table-cell>
          <table:table-cell office:value-type="float" office:value="0.0086152">
            <text:p>0.0086152</text:p>
          </table:table-cell>
          <table:table-cell table:formula="of:=[.D39]&gt;[.E39]" office:value-type="boolean" office:boolean-value="true">
            <text:p>TRUE</text:p>
          </table:table-cell>
          <table:table-cell table:formula="of:=[.D39]&gt;[.E38]" office:value-type="boolean" office:boolean-value="true">
            <text:p>TRUE</text:p>
          </table:table-cell>
          <table:table-cell office:value-type="float" office:value="0.12895140247">
            <text:p>0.1289514025</text:p>
          </table:table-cell>
          <table:table-cell office:value-type="float" office:value="0.330145097629">
            <text:p>0.3301450976</text:p>
          </table:table-cell>
          <table:table-cell table:formula="of:=[.H39]&gt;[.I39]" office:value-type="boolean" office:boolean-value="false">
            <text:p>FALSE</text:p>
          </table:table-cell>
          <table:table-cell table:formula="of:=[.H39]&gt;[.I38]" office:value-type="boolean" office:boolean-value="true">
            <text:p>TRUE</text:p>
          </table:table-cell>
        </table:table-row>
        <table:table-row table:style-name="ro2">
          <table:table-cell office:value-type="string">
            <text:p>chef-n prepare-v</text:p>
          </table:table-cell>
          <table:table-cell office:value-type="string">
            <text:p>dinner-n</text:p>
          </table:table-cell>
          <table:table-cell office:value-type="string">
            <text:p>speech-n</text:p>
          </table:table-cell>
          <table:table-cell office:value-type="float" office:value="0.0141303">
            <text:p>0.0141303</text:p>
          </table:table-cell>
          <table:table-cell office:value-type="float" office:value="0.000417628">
            <text:p>0.000417628</text:p>
          </table:table-cell>
          <table:table-cell table:formula="of:=[.D40]&gt;[.E40]" office:value-type="boolean" office:boolean-value="true">
            <text:p>TRUE</text:p>
          </table:table-cell>
          <table:table-cell table:formula="of:=[.D40]&gt;[.E41]" office:value-type="boolean" office:boolean-value="true">
            <text:p>TRUE</text:p>
          </table:table-cell>
          <table:table-cell office:value-type="float" office:value="0.487892071441">
            <text:p>0.4878920714</text:p>
          </table:table-cell>
          <table:table-cell office:value-type="float" office:value="0.432693879986">
            <text:p>0.43269388</text:p>
          </table:table-cell>
          <table:table-cell table:formula="of:=[.H40]&gt;[.I40]" office:value-type="boolean" office:boolean-value="true">
            <text:p>TRUE</text:p>
          </table:table-cell>
          <table:table-cell table:formula="of:=[.H40]&gt;[.I41]" office:value-type="boolean" office:boolean-value="true">
            <text:p>TRUE</text:p>
          </table:table-cell>
        </table:table-row>
        <table:table-row table:style-name="ro2">
          <table:table-cell office:value-type="string">
            <text:p>politician-n prepare-v</text:p>
          </table:table-cell>
          <table:table-cell office:value-type="string">
            <text:p>speech-n</text:p>
          </table:table-cell>
          <table:table-cell office:value-type="string">
            <text:p>dinner-n</text:p>
          </table:table-cell>
          <table:table-cell office:value-type="float" office:value="0.0198207">
            <text:p>0.0198207</text:p>
          </table:table-cell>
          <table:table-cell office:value-type="float" office:value="0.00149376">
            <text:p>0.00149376</text:p>
          </table:table-cell>
          <table:table-cell table:formula="of:=[.D41]&gt;[.E41]" office:value-type="boolean" office:boolean-value="true">
            <text:p>TRUE</text:p>
          </table:table-cell>
          <table:table-cell table:formula="of:=[.D41]&gt;[.E40]" office:value-type="boolean" office:boolean-value="true">
            <text:p>TRUE</text:p>
          </table:table-cell>
          <table:table-cell office:value-type="float" office:value="0.4626006914">
            <text:p>0.4626006914</text:p>
          </table:table-cell>
          <table:table-cell office:value-type="float" office:value="0.196686057609">
            <text:p>0.1966860576</text:p>
          </table:table-cell>
          <table:table-cell table:formula="of:=[.H41]&gt;[.I41]" office:value-type="boolean" office:boolean-value="true">
            <text:p>TRUE</text:p>
          </table:table-cell>
          <table:table-cell table:formula="of:=[.H41]&gt;[.I40]" office:value-type="boolean" office:boolean-value="true">
            <text:p>TRUE</text:p>
          </table:table-cell>
        </table:table-row>
        <table:table-row table:style-name="ro2">
          <table:table-cell office:value-type="string">
            <text:p>filmmaker-n produce-v</text:p>
          </table:table-cell>
          <table:table-cell office:value-type="string">
            <text:p>blockbuster-n</text:p>
          </table:table-cell>
          <table:table-cell office:value-type="string">
            <text:p>book-n</text:p>
          </table:table-cell>
          <table:table-cell office:value-type="float" office:value="0.000493683">
            <text:p>0.000493683</text:p>
          </table:table-cell>
          <table:table-cell office:value-type="float" office:value="0.0162675">
            <text:p>0.0162675</text:p>
          </table:table-cell>
          <table:table-cell table:formula="of:=[.D42]&gt;[.E42]" office:value-type="boolean" office:boolean-value="false">
            <text:p>FALSE</text:p>
          </table:table-cell>
          <table:table-cell table:formula="of:=[.D42]&gt;[.E43]" office:value-type="boolean" office:boolean-value="true">
            <text:p>TRUE</text:p>
          </table:table-cell>
          <table:table-cell office:value-type="float" office:value="0.348441221487">
            <text:p>0.3484412215</text:p>
          </table:table-cell>
          <table:table-cell office:value-type="float" office:value="0.498873140472">
            <text:p>0.4988731405</text:p>
          </table:table-cell>
          <table:table-cell table:formula="of:=[.H42]&gt;[.I42]" office:value-type="boolean" office:boolean-value="false">
            <text:p>FALSE</text:p>
          </table:table-cell>
          <table:table-cell table:formula="of:=[.H42]&gt;[.I43]" office:value-type="boolean" office:boolean-value="true">
            <text:p>TRUE</text:p>
          </table:table-cell>
        </table:table-row>
        <table:table-row table:style-name="ro2">
          <table:table-cell office:value-type="string">
            <text:p>publisher-n produce-v</text:p>
          </table:table-cell>
          <table:table-cell office:value-type="string">
            <text:p>book-n</text:p>
          </table:table-cell>
          <table:table-cell office:value-type="string">
            <text:p>blockbuster-n</text:p>
          </table:table-cell>
          <table:table-cell office:value-type="float" office:value="0.102219">
            <text:p>0.102219</text:p>
          </table:table-cell>
          <table:table-cell table:style-name="ce2" office:value-type="float" office:value="0.0000322697">
            <text:p>3.23E-005</text:p>
          </table:table-cell>
          <table:table-cell table:formula="of:=[.D43]&gt;[.E43]" office:value-type="boolean" office:boolean-value="true">
            <text:p>TRUE</text:p>
          </table:table-cell>
          <table:table-cell table:formula="of:=[.D43]&gt;[.E42]" office:value-type="boolean" office:boolean-value="true">
            <text:p>TRUE</text:p>
          </table:table-cell>
          <table:table-cell office:value-type="float" office:value="0.739080370419">
            <text:p>0.7390803704</text:p>
          </table:table-cell>
          <table:table-cell office:value-type="float" office:value="0.286520419372">
            <text:p>0.2865204194</text:p>
          </table:table-cell>
          <table:table-cell table:formula="of:=[.H43]&gt;[.I43]" office:value-type="boolean" office:boolean-value="true">
            <text:p>TRUE</text:p>
          </table:table-cell>
          <table:table-cell table:formula="of:=[.H43]&gt;[.I42]" office:value-type="boolean" office:boolean-value="true">
            <text:p>TRUE</text:p>
          </table:table-cell>
        </table:table-row>
        <table:table-row table:style-name="ro2">
          <table:table-cell office:value-type="string">
            <text:p>parent-n raise-v</text:p>
          </table:table-cell>
          <table:table-cell office:value-type="string">
            <text:p>kid-n</text:p>
          </table:table-cell>
          <table:table-cell office:value-type="string">
            <text:p>hand-n</text:p>
          </table:table-cell>
          <table:table-cell office:value-type="float" office:value="0.0101846">
            <text:p>0.0101846</text:p>
          </table:table-cell>
          <table:table-cell office:value-type="float" office:value="0.00390248">
            <text:p>0.00390248</text:p>
          </table:table-cell>
          <table:table-cell table:formula="of:=[.D44]&gt;[.E44]" office:value-type="boolean" office:boolean-value="true">
            <text:p>TRUE</text:p>
          </table:table-cell>
          <table:table-cell table:formula="of:=[.D44]&gt;[.E45]" office:value-type="boolean" office:boolean-value="true">
            <text:p>TRUE</text:p>
          </table:table-cell>
          <table:table-cell office:value-type="float" office:value="0.42718493109">
            <text:p>0.4271849311</text:p>
          </table:table-cell>
          <table:table-cell office:value-type="float" office:value="0.380682449079">
            <text:p>0.3806824491</text:p>
          </table:table-cell>
          <table:table-cell table:formula="of:=[.H44]&gt;[.I44]" office:value-type="boolean" office:boolean-value="true">
            <text:p>TRUE</text:p>
          </table:table-cell>
          <table:table-cell table:formula="of:=[.H44]&gt;[.I45]" office:value-type="boolean" office:boolean-value="true">
            <text:p>TRUE</text:p>
          </table:table-cell>
        </table:table-row>
        <table:table-row table:style-name="ro2">
          <table:table-cell office:value-type="string">
            <text:p>student-n raise-v</text:p>
          </table:table-cell>
          <table:table-cell office:value-type="string">
            <text:p>hand-n</text:p>
          </table:table-cell>
          <table:table-cell office:value-type="string">
            <text:p>kid-n</text:p>
          </table:table-cell>
          <table:table-cell office:value-type="float" office:value="0.00368115">
            <text:p>0.00368115</text:p>
          </table:table-cell>
          <table:table-cell office:value-type="float" office:value="0.000158441">
            <text:p>0.000158441</text:p>
          </table:table-cell>
          <table:table-cell table:formula="of:=[.D45]&gt;[.E45]" office:value-type="boolean" office:boolean-value="true">
            <text:p>TRUE</text:p>
          </table:table-cell>
          <table:table-cell table:formula="of:=[.D45]&gt;[.E44]" office:value-type="boolean" office:boolean-value="false">
            <text:p>FALSE</text:p>
          </table:table-cell>
          <table:table-cell office:value-type="float" office:value="0.374916585098">
            <text:p>0.3749165851</text:p>
          </table:table-cell>
          <table:table-cell office:value-type="float" office:value="0.30520353857">
            <text:p>0.3052035386</text:p>
          </table:table-cell>
          <table:table-cell table:formula="of:=[.H45]&gt;[.I45]" office:value-type="boolean" office:boolean-value="true">
            <text:p>TRUE</text:p>
          </table:table-cell>
          <table:table-cell table:formula="of:=[.H45]&gt;[.I44]" office:value-type="boolean" office:boolean-value="false">
            <text:p>FALSE</text:p>
          </table:table-cell>
        </table:table-row>
        <table:table-row table:style-name="ro2">
          <table:table-cell office:value-type="string">
            <text:p>scientist-n report-v</text:p>
          </table:table-cell>
          <table:table-cell office:value-type="string">
            <text:p>result-n</text:p>
          </table:table-cell>
          <table:table-cell office:value-type="string">
            <text:p>friend-n</text:p>
          </table:table-cell>
          <table:table-cell office:value-type="float" office:value="0.0424339">
            <text:p>0.0424339</text:p>
          </table:table-cell>
          <table:table-cell table:style-name="ce2" office:value-type="float" office:value="0.0000593515">
            <text:p>5.94E-005</text:p>
          </table:table-cell>
          <table:table-cell table:formula="of:=[.D46]&gt;[.E46]" office:value-type="boolean" office:boolean-value="true">
            <text:p>TRUE</text:p>
          </table:table-cell>
          <table:table-cell table:formula="of:=[.D46]&gt;[.E47]" office:value-type="boolean" office:boolean-value="true">
            <text:p>TRUE</text:p>
          </table:table-cell>
          <table:table-cell office:value-type="float" office:value="0.560095248967">
            <text:p>0.560095249</text:p>
          </table:table-cell>
          <table:table-cell office:value-type="float" office:value="0.29409749515">
            <text:p>0.2940974952</text:p>
          </table:table-cell>
          <table:table-cell table:formula="of:=[.H46]&gt;[.I46]" office:value-type="boolean" office:boolean-value="true">
            <text:p>TRUE</text:p>
          </table:table-cell>
          <table:table-cell table:formula="of:=[.H46]&gt;[.I47]" office:value-type="boolean" office:boolean-value="true">
            <text:p>TRUE</text:p>
          </table:table-cell>
        </table:table-row>
        <table:table-row table:style-name="ro2">
          <table:table-cell office:value-type="string">
            <text:p>informant-n report-v</text:p>
          </table:table-cell>
          <table:table-cell office:value-type="string">
            <text:p>friend-n</text:p>
          </table:table-cell>
          <table:table-cell office:value-type="string">
            <text:p>result-n</text:p>
          </table:table-cell>
          <table:table-cell office:value-type="float" office:value="0.00013247">
            <text:p>0.00013247</text:p>
          </table:table-cell>
          <table:table-cell office:value-type="float" office:value="0.0145305">
            <text:p>0.0145305</text:p>
          </table:table-cell>
          <table:table-cell table:formula="of:=[.D47]&gt;[.E47]" office:value-type="boolean" office:boolean-value="false">
            <text:p>FALSE</text:p>
          </table:table-cell>
          <table:table-cell table:formula="of:=[.D47]&gt;[.E46]" office:value-type="boolean" office:boolean-value="true">
            <text:p>TRUE</text:p>
          </table:table-cell>
          <table:table-cell office:value-type="float" office:value="0.36624272141">
            <text:p>0.3662427214</text:p>
          </table:table-cell>
          <table:table-cell office:value-type="float" office:value="0.518269816032">
            <text:p>0.518269816</text:p>
          </table:table-cell>
          <table:table-cell table:formula="of:=[.H47]&gt;[.I47]" office:value-type="boolean" office:boolean-value="false">
            <text:p>FALSE</text:p>
          </table:table-cell>
          <table:table-cell table:formula="of:=[.H47]&gt;[.I46]" office:value-type="boolean" office:boolean-value="true">
            <text:p>TRUE</text:p>
          </table:table-cell>
        </table:table-row>
        <table:table-row table:style-name="ro2">
          <table:table-cell office:value-type="string">
            <text:p>baker-n roll-v</text:p>
          </table:table-cell>
          <table:table-cell office:value-type="string">
            <text:p>dough-n</text:p>
          </table:table-cell>
          <table:table-cell office:value-type="string">
            <text:p>cigarette-n</text:p>
          </table:table-cell>
          <table:table-cell office:value-type="float" office:value="0.00673958">
            <text:p>0.00673958</text:p>
          </table:table-cell>
          <table:table-cell office:value-type="float" office:value="0.00696824">
            <text:p>0.00696824</text:p>
          </table:table-cell>
          <table:table-cell table:formula="of:=[.D48]&gt;[.E48]" office:value-type="boolean" office:boolean-value="false">
            <text:p>FALSE</text:p>
          </table:table-cell>
          <table:table-cell table:formula="of:=[.D48]&gt;[.E49]" office:value-type="boolean" office:boolean-value="true">
            <text:p>TRUE</text:p>
          </table:table-cell>
          <table:table-cell office:value-type="float" office:value="0.223414393205">
            <text:p>0.2234143932</text:p>
          </table:table-cell>
          <table:table-cell office:value-type="float" office:value="0.176144891744">
            <text:p>0.1761448917</text:p>
          </table:table-cell>
          <table:table-cell table:formula="of:=[.H48]&gt;[.I48]" office:value-type="boolean" office:boolean-value="true">
            <text:p>TRUE</text:p>
          </table:table-cell>
          <table:table-cell table:formula="of:=[.H48]&gt;[.I49]" office:value-type="boolean" office:boolean-value="true">
            <text:p>TRUE</text:p>
          </table:table-cell>
        </table:table-row>
        <table:table-row table:style-name="ro2">
          <table:table-cell office:value-type="string">
            <text:p>smoker-n roll-v</text:p>
          </table:table-cell>
          <table:table-cell office:value-type="string">
            <text:p>cigarette-n</text:p>
          </table:table-cell>
          <table:table-cell office:value-type="string">
            <text:p>dough-n</text:p>
          </table:table-cell>
          <table:table-cell office:value-type="float" office:value="0.248062">
            <text:p>0.248062</text:p>
          </table:table-cell>
          <table:table-cell office:value-type="float" office:value="0.000211667">
            <text:p>0.000211667</text:p>
          </table:table-cell>
          <table:table-cell table:formula="of:=[.D49]&gt;[.E49]" office:value-type="boolean" office:boolean-value="true">
            <text:p>TRUE</text:p>
          </table:table-cell>
          <table:table-cell table:formula="of:=[.D49]&gt;[.E48]" office:value-type="boolean" office:boolean-value="true">
            <text:p>TRUE</text:p>
          </table:table-cell>
          <table:table-cell office:value-type="float" office:value="0.199074807216">
            <text:p>0.1990748072</text:p>
          </table:table-cell>
          <table:table-cell office:value-type="float" office:value="0.174127272235">
            <text:p>0.1741272722</text:p>
          </table:table-cell>
          <table:table-cell table:formula="of:=[.H49]&gt;[.I49]" office:value-type="boolean" office:boolean-value="true">
            <text:p>TRUE</text:p>
          </table:table-cell>
          <table:table-cell table:formula="of:=[.H49]&gt;[.I48]" office:value-type="boolean" office:boolean-value="true">
            <text:p>TRUE</text:p>
          </table:table-cell>
        </table:table-row>
        <table:table-row table:style-name="ro2">
          <table:table-cell office:value-type="string">
            <text:p>lifeguard-n save-v</text:p>
          </table:table-cell>
          <table:table-cell office:value-type="string">
            <text:p>boy-n</text:p>
          </table:table-cell>
          <table:table-cell office:value-type="string">
            <text:p>dollar-n</text:p>
          </table:table-cell>
          <table:table-cell office:value-type="float" office:value="0.00132341">
            <text:p>0.00132341</text:p>
          </table:table-cell>
          <table:table-cell table:style-name="ce2" office:value-type="float" office:value="0.0000963044">
            <text:p>9.63E-005</text:p>
          </table:table-cell>
          <table:table-cell table:formula="of:=[.D50]&gt;[.E50]" office:value-type="boolean" office:boolean-value="true">
            <text:p>TRUE</text:p>
          </table:table-cell>
          <table:table-cell table:formula="of:=[.D50]&gt;[.E51]" office:value-type="boolean" office:boolean-value="true">
            <text:p>TRUE</text:p>
          </table:table-cell>
          <table:table-cell office:value-type="float" office:value="0.699682275529">
            <text:p>0.6996822755</text:p>
          </table:table-cell>
          <table:table-cell office:value-type="float" office:value="0.274402537264">
            <text:p>0.2744025373</text:p>
          </table:table-cell>
          <table:table-cell table:formula="of:=[.H50]&gt;[.I50]" office:value-type="boolean" office:boolean-value="true">
            <text:p>TRUE</text:p>
          </table:table-cell>
          <table:table-cell table:formula="of:=[.H50]&gt;[.I51]" office:value-type="boolean" office:boolean-value="true">
            <text:p>TRUE</text:p>
          </table:table-cell>
        </table:table-row>
        <table:table-row table:style-name="ro2">
          <table:table-cell office:value-type="string">
            <text:p>shopper-n save-v</text:p>
          </table:table-cell>
          <table:table-cell office:value-type="string">
            <text:p>dollar-n</text:p>
          </table:table-cell>
          <table:table-cell office:value-type="string">
            <text:p>boy-n</text:p>
          </table:table-cell>
          <table:table-cell office:value-type="float" office:value="0.00105727">
            <text:p>0.00105727</text:p>
          </table:table-cell>
          <table:table-cell table:style-name="ce2" office:value-type="float" office:value="0.0000663059">
            <text:p>6.63E-005</text:p>
          </table:table-cell>
          <table:table-cell table:formula="of:=[.D51]&gt;[.E51]" office:value-type="boolean" office:boolean-value="true">
            <text:p>TRUE</text:p>
          </table:table-cell>
          <table:table-cell table:formula="of:=[.D51]&gt;[.E50]" office:value-type="boolean" office:boolean-value="true">
            <text:p>TRUE</text:p>
          </table:table-cell>
          <table:table-cell office:value-type="float" office:value="0.48554484516">
            <text:p>0.4855448452</text:p>
          </table:table-cell>
          <table:table-cell office:value-type="float" office:value="0.376446618256">
            <text:p>0.3764466183</text:p>
          </table:table-cell>
          <table:table-cell table:formula="of:=[.H51]&gt;[.I51]" office:value-type="boolean" office:boolean-value="true">
            <text:p>TRUE</text:p>
          </table:table-cell>
          <table:table-cell table:formula="of:=[.H51]&gt;[.I50]" office:value-type="boolean" office:boolean-value="true">
            <text:p>TRUE</text:p>
          </table:table-cell>
        </table:table-row>
        <table:table-row table:style-name="ro2">
          <table:table-cell office:value-type="string">
            <text:p>butler-n shine-v</text:p>
          </table:table-cell>
          <table:table-cell office:value-type="string">
            <text:p>shoe-n</text:p>
          </table:table-cell>
          <table:table-cell office:value-type="string">
            <text:p>light-n</text:p>
          </table:table-cell>
          <table:table-cell office:value-type="float" office:value="0.00256122">
            <text:p>0.00256122</text:p>
          </table:table-cell>
          <table:table-cell office:value-type="float" office:value="0.221028">
            <text:p>0.221028</text:p>
          </table:table-cell>
          <table:table-cell table:formula="of:=[.D52]&gt;[.E52]" office:value-type="boolean" office:boolean-value="false">
            <text:p>FALSE</text:p>
          </table:table-cell>
          <table:table-cell table:formula="of:=[.D52]&gt;[.E53]" office:value-type="boolean" office:boolean-value="false">
            <text:p>FALSE</text:p>
          </table:table-cell>
          <table:table-cell office:value-type="float" office:value="0.458931008009">
            <text:p>0.458931008</text:p>
          </table:table-cell>
          <table:table-cell office:value-type="float" office:value="0.410750710606">
            <text:p>0.4107507106</text:p>
          </table:table-cell>
          <table:table-cell table:formula="of:=[.H52]&gt;[.I52]" office:value-type="boolean" office:boolean-value="true">
            <text:p>TRUE</text:p>
          </table:table-cell>
          <table:table-cell table:formula="of:=[.H52]&gt;[.I53]" office:value-type="boolean" office:boolean-value="true">
            <text:p>TRUE</text:p>
          </table:table-cell>
        </table:table-row>
        <table:table-row table:style-name="ro2">
          <table:table-cell office:value-type="string">
            <text:p>policeman-n shine-v</text:p>
          </table:table-cell>
          <table:table-cell office:value-type="string">
            <text:p>light-n</text:p>
          </table:table-cell>
          <table:table-cell office:value-type="string">
            <text:p>shoe-n</text:p>
          </table:table-cell>
          <table:table-cell office:value-type="float" office:value="0.23561">
            <text:p>0.23561</text:p>
          </table:table-cell>
          <table:table-cell office:value-type="float" office:value="0.00515672">
            <text:p>0.00515672</text:p>
          </table:table-cell>
          <table:table-cell table:formula="of:=[.D53]&gt;[.E53]" office:value-type="boolean" office:boolean-value="true">
            <text:p>TRUE</text:p>
          </table:table-cell>
          <table:table-cell table:formula="of:=[.D53]&gt;[.E52]" office:value-type="boolean" office:boolean-value="true">
            <text:p>TRUE</text:p>
          </table:table-cell>
          <table:table-cell office:value-type="float" office:value="0.482547007765">
            <text:p>0.4825470078</text:p>
          </table:table-cell>
          <table:table-cell office:value-type="float" office:value="0.351907669972">
            <text:p>0.35190767</text:p>
          </table:table-cell>
          <table:table-cell table:formula="of:=[.H53]&gt;[.I53]" office:value-type="boolean" office:boolean-value="true">
            <text:p>TRUE</text:p>
          </table:table-cell>
          <table:table-cell table:formula="of:=[.H53]&gt;[.I52]" office:value-type="boolean" office:boolean-value="true">
            <text:p>TRUE</text:p>
          </table:table-cell>
        </table:table-row>
        <table:table-row table:style-name="ro2">
          <table:table-cell office:value-type="string">
            <text:p>caterer-n spread-v</text:p>
          </table:table-cell>
          <table:table-cell office:value-type="string">
            <text:p>butter-n</text:p>
          </table:table-cell>
          <table:table-cell office:value-type="string">
            <text:p>news-n</text:p>
          </table:table-cell>
          <table:table-cell office:value-type="float" office:value="0.00454793">
            <text:p>0.00454793</text:p>
          </table:table-cell>
          <table:table-cell office:value-type="float" office:value="0.0448484">
            <text:p>0.0448484</text:p>
          </table:table-cell>
          <table:table-cell table:formula="of:=[.D54]&gt;[.E54]" office:value-type="boolean" office:boolean-value="false">
            <text:p>FALSE</text:p>
          </table:table-cell>
          <table:table-cell table:formula="of:=[.D54]&gt;[.E55]" office:value-type="boolean" office:boolean-value="true">
            <text:p>TRUE</text:p>
          </table:table-cell>
          <table:table-cell office:value-type="float" office:value="0.197076866784">
            <text:p>0.1970768668</text:p>
          </table:table-cell>
          <table:table-cell office:value-type="float" office:value="0.453895579371">
            <text:p>0.4538955794</text:p>
          </table:table-cell>
          <table:table-cell table:formula="of:=[.H54]&gt;[.I54]" office:value-type="boolean" office:boolean-value="false">
            <text:p>FALSE</text:p>
          </table:table-cell>
          <table:table-cell table:formula="of:=[.H54]&gt;[.I55]" office:value-type="boolean" office:boolean-value="true">
            <text:p>TRUE</text:p>
          </table:table-cell>
        </table:table-row>
        <table:table-row table:style-name="ro2">
          <table:table-cell office:value-type="string">
            <text:p>gossip-n spread-v</text:p>
          </table:table-cell>
          <table:table-cell office:value-type="string">
            <text:p>news-n</text:p>
          </table:table-cell>
          <table:table-cell office:value-type="string">
            <text:p>butter-n</text:p>
          </table:table-cell>
          <table:table-cell office:value-type="float" office:value="0.0697397">
            <text:p>0.0697397</text:p>
          </table:table-cell>
          <table:table-cell office:value-type="float" office:value="0.000138867">
            <text:p>0.000138867</text:p>
          </table:table-cell>
          <table:table-cell table:formula="of:=[.D55]&gt;[.E55]" office:value-type="boolean" office:boolean-value="true">
            <text:p>TRUE</text:p>
          </table:table-cell>
          <table:table-cell table:formula="of:=[.D55]&gt;[.E54]" office:value-type="boolean" office:boolean-value="true">
            <text:p>TRUE</text:p>
          </table:table-cell>
          <table:table-cell office:value-type="float" office:value="0.489748866675">
            <text:p>0.4897488667</text:p>
          </table:table-cell>
          <table:table-cell office:value-type="float" office:value="0.17662154084">
            <text:p>0.1766215408</text:p>
          </table:table-cell>
          <table:table-cell table:formula="of:=[.H55]&gt;[.I55]" office:value-type="boolean" office:boolean-value="true">
            <text:p>TRUE</text:p>
          </table:table-cell>
          <table:table-cell table:formula="of:=[.H55]&gt;[.I54]" office:value-type="boolean" office:boolean-value="true">
            <text:p>TRUE</text:p>
          </table:table-cell>
        </table:table-row>
        <table:table-row table:style-name="ro2">
          <table:table-cell office:value-type="string">
            <text:p>child-n stuff-v</text:p>
          </table:table-cell>
          <table:table-cell office:value-type="string">
            <text:p>mouth-n</text:p>
          </table:table-cell>
          <table:table-cell office:value-type="string">
            <text:p>turkey-n</text:p>
          </table:table-cell>
          <table:table-cell office:value-type="float" office:value="0.00951891">
            <text:p>0.00951891</text:p>
          </table:table-cell>
          <table:table-cell office:value-type="float" office:value="0.000686251">
            <text:p>0.000686251</text:p>
          </table:table-cell>
          <table:table-cell table:formula="of:=[.D56]&gt;[.E56]" office:value-type="boolean" office:boolean-value="true">
            <text:p>TRUE</text:p>
          </table:table-cell>
          <table:table-cell table:formula="of:=[.D56]&gt;[.E57]" office:value-type="boolean" office:boolean-value="false">
            <text:p>FALSE</text:p>
          </table:table-cell>
          <table:table-cell office:value-type="float" office:value="0.261658680145">
            <text:p>0.2616586801</text:p>
          </table:table-cell>
          <table:table-cell office:value-type="float" office:value="0.332177037235">
            <text:p>0.3321770372</text:p>
          </table:table-cell>
          <table:table-cell table:formula="of:=[.H56]&gt;[.I56]" office:value-type="boolean" office:boolean-value="false">
            <text:p>FALSE</text:p>
          </table:table-cell>
          <table:table-cell table:formula="of:=[.H56]&gt;[.I57]" office:value-type="boolean" office:boolean-value="true">
            <text:p>TRUE</text:p>
          </table:table-cell>
        </table:table-row>
        <table:table-row table:style-name="ro2">
          <table:table-cell office:value-type="string">
            <text:p>cook-n stuff-v</text:p>
          </table:table-cell>
          <table:table-cell office:value-type="string">
            <text:p>turkey-n</text:p>
          </table:table-cell>
          <table:table-cell office:value-type="string">
            <text:p>mouth-n</text:p>
          </table:table-cell>
          <table:table-cell office:value-type="float" office:value="0.00516261">
            <text:p>0.00516261</text:p>
          </table:table-cell>
          <table:table-cell office:value-type="float" office:value="0.0142288">
            <text:p>0.0142288</text:p>
          </table:table-cell>
          <table:table-cell table:formula="of:=[.D57]&gt;[.E57]" office:value-type="boolean" office:boolean-value="false">
            <text:p>FALSE</text:p>
          </table:table-cell>
          <table:table-cell table:formula="of:=[.D57]&gt;[.E56]" office:value-type="boolean" office:boolean-value="true">
            <text:p>TRUE</text:p>
          </table:table-cell>
          <table:table-cell office:value-type="float" office:value="0.443853483662">
            <text:p>0.4438534837</text:p>
          </table:table-cell>
          <table:table-cell office:value-type="float" office:value="0.193054928061">
            <text:p>0.1930549281</text:p>
          </table:table-cell>
          <table:table-cell table:formula="of:=[.H57]&gt;[.I57]" office:value-type="boolean" office:boolean-value="true">
            <text:p>TRUE</text:p>
          </table:table-cell>
          <table:table-cell table:formula="of:=[.H57]&gt;[.I56]" office:value-type="boolean" office:boolean-value="true">
            <text:p>TRUE</text:p>
          </table:table-cell>
        </table:table-row>
        <table:table-row table:style-name="ro2">
          <table:table-cell office:value-type="string">
            <text:p>player-n tie-v</text:p>
          </table:table-cell>
          <table:table-cell office:value-type="string">
            <text:p>match-n</text:p>
          </table:table-cell>
          <table:table-cell office:value-type="string">
            <text:p>rope-n</text:p>
          </table:table-cell>
          <table:table-cell office:value-type="float" office:value="0.00495339">
            <text:p>0.00495339</text:p>
          </table:table-cell>
          <table:table-cell office:value-type="float" office:value="0.0164601">
            <text:p>0.0164601</text:p>
          </table:table-cell>
          <table:table-cell table:formula="of:=[.D58]&gt;[.E58]" office:value-type="boolean" office:boolean-value="false">
            <text:p>FALSE</text:p>
          </table:table-cell>
          <table:table-cell table:formula="of:=[.D58]&gt;[.E59]" office:value-type="boolean" office:boolean-value="true">
            <text:p>TRUE</text:p>
          </table:table-cell>
          <table:table-cell office:value-type="float" office:value="0.524150720974">
            <text:p>0.524150721</text:p>
          </table:table-cell>
          <table:table-cell office:value-type="float" office:value="0.354303164755">
            <text:p>0.3543031648</text:p>
          </table:table-cell>
          <table:table-cell table:formula="of:=[.H58]&gt;[.I58]" office:value-type="boolean" office:boolean-value="true">
            <text:p>TRUE</text:p>
          </table:table-cell>
          <table:table-cell table:formula="of:=[.H58]&gt;[.I59]" office:value-type="boolean" office:boolean-value="true">
            <text:p>TRUE</text:p>
          </table:table-cell>
        </table:table-row>
        <table:table-row table:style-name="ro2">
          <table:table-cell office:value-type="string">
            <text:p>sailor-n tie-v</text:p>
          </table:table-cell>
          <table:table-cell office:value-type="string">
            <text:p>rope-n</text:p>
          </table:table-cell>
          <table:table-cell office:value-type="string">
            <text:p>match-n</text:p>
          </table:table-cell>
          <table:table-cell office:value-type="float" office:value="0.0512024">
            <text:p>0.0512024</text:p>
          </table:table-cell>
          <table:table-cell office:value-type="float" office:value="0.000256536">
            <text:p>0.000256536</text:p>
          </table:table-cell>
          <table:table-cell table:formula="of:=[.D59]&gt;[.E59]" office:value-type="boolean" office:boolean-value="true">
            <text:p>TRUE</text:p>
          </table:table-cell>
          <table:table-cell table:formula="of:=[.D59]&gt;[.E58]" office:value-type="boolean" office:boolean-value="true">
            <text:p>TRUE</text:p>
          </table:table-cell>
          <table:table-cell office:value-type="float" office:value="0.371631542613">
            <text:p>0.3716315426</text:p>
          </table:table-cell>
          <table:table-cell office:value-type="float" office:value="0.468221739042">
            <text:p>0.468221739</text:p>
          </table:table-cell>
          <table:table-cell table:formula="of:=[.H59]&gt;[.I59]" office:value-type="boolean" office:boolean-value="false">
            <text:p>FALSE</text:p>
          </table:table-cell>
          <table:table-cell table:formula="of:=[.H59]&gt;[.I58]" office:value-type="boolean" office:boolean-value="true">
            <text:p>TRUE</text:p>
          </table:table-cell>
        </table:table-row>
        <table:table-row table:style-name="ro2">
          <table:table-cell office:value-type="string">
            <text:p>housekeeper-n toss-v</text:p>
          </table:table-cell>
          <table:table-cell office:value-type="string">
            <text:p>leftover-n</text:p>
          </table:table-cell>
          <table:table-cell office:value-type="string">
            <text:p>ball-n</text:p>
          </table:table-cell>
          <table:table-cell table:style-name="ce2" office:value-type="float" office:value="0.0000765961">
            <text:p>7.66E-005</text:p>
          </table:table-cell>
          <table:table-cell office:value-type="float" office:value="0.00125827">
            <text:p>0.00125827</text:p>
          </table:table-cell>
          <table:table-cell table:formula="of:=[.D60]&gt;[.E60]" office:value-type="boolean" office:boolean-value="false">
            <text:p>FALSE</text:p>
          </table:table-cell>
          <table:table-cell table:formula="of:=[.D60]&gt;[.E61]" office:value-type="boolean" office:boolean-value="true">
            <text:p>TRUE</text:p>
          </table:table-cell>
          <table:table-cell office:value-type="float" office:value="0.240472647028">
            <text:p>0.240472647</text:p>
          </table:table-cell>
          <table:table-cell office:value-type="float" office:value="0.397873196866">
            <text:p>0.3978731969</text:p>
          </table:table-cell>
          <table:table-cell table:formula="of:=[.H60]&gt;[.I60]" office:value-type="boolean" office:boolean-value="false">
            <text:p>FALSE</text:p>
          </table:table-cell>
          <table:table-cell table:formula="of:=[.H60]&gt;[.I61]" office:value-type="boolean" office:boolean-value="false">
            <text:p>FALSE</text:p>
          </table:table-cell>
        </table:table-row>
        <table:table-row table:style-name="ro2">
          <table:table-cell office:value-type="string">
            <text:p>player-n toss-v</text:p>
          </table:table-cell>
          <table:table-cell office:value-type="string">
            <text:p>ball-n</text:p>
          </table:table-cell>
          <table:table-cell office:value-type="string">
            <text:p>leftover-n</text:p>
          </table:table-cell>
          <table:table-cell office:value-type="float" office:value="0.0271722">
            <text:p>0.0271722</text:p>
          </table:table-cell>
          <table:table-cell table:style-name="ce2" office:value-type="float" office:value="0.00000495513">
            <text:p>4.96E-006</text:p>
          </table:table-cell>
          <table:table-cell table:formula="of:=[.D61]&gt;[.E61]" office:value-type="boolean" office:boolean-value="true">
            <text:p>TRUE</text:p>
          </table:table-cell>
          <table:table-cell table:formula="of:=[.D61]&gt;[.E60]" office:value-type="boolean" office:boolean-value="true">
            <text:p>TRUE</text:p>
          </table:table-cell>
          <table:table-cell office:value-type="float" office:value="0.552100362105">
            <text:p>0.5521003621</text:p>
          </table:table-cell>
          <table:table-cell office:value-type="float" office:value="0.262158080186">
            <text:p>0.2621580802</text:p>
          </table:table-cell>
          <table:table-cell table:formula="of:=[.H61]&gt;[.I61]" office:value-type="boolean" office:boolean-value="true">
            <text:p>TRUE</text:p>
          </table:table-cell>
          <table:table-cell table:formula="of:=[.H61]&gt;[.I60]" office:value-type="boolean" office:boolean-value="true">
            <text:p>TRUE</text:p>
          </table:table-cell>
        </table:table-row>
        <table:table-row table:style-name="ro2">
          <table:table-cell office:value-type="string">
            <text:p>grandfather-n treat-v</text:p>
          </table:table-cell>
          <table:table-cell office:value-type="string">
            <text:p>grandchild-n</text:p>
          </table:table-cell>
          <table:table-cell office:value-type="string">
            <text:p>victim-n</text:p>
          </table:table-cell>
          <table:table-cell office:value-type="float" office:value="0.00111468">
            <text:p>0.00111468</text:p>
          </table:table-cell>
          <table:table-cell office:value-type="float" office:value="0.00186747">
            <text:p>0.00186747</text:p>
          </table:table-cell>
          <table:table-cell table:formula="of:=[.D62]&gt;[.E62]" office:value-type="boolean" office:boolean-value="false">
            <text:p>FALSE</text:p>
          </table:table-cell>
          <table:table-cell table:formula="of:=[.D62]&gt;[.E63]" office:value-type="boolean" office:boolean-value="true">
            <text:p>TRUE</text:p>
          </table:table-cell>
          <table:table-cell office:value-type="float" office:value="0.333133578627">
            <text:p>0.3331335786</text:p>
          </table:table-cell>
          <table:table-cell office:value-type="float" office:value="0.434814111159">
            <text:p>0.4348141112</text:p>
          </table:table-cell>
          <table:table-cell table:formula="of:=[.H62]&gt;[.I62]" office:value-type="boolean" office:boolean-value="false">
            <text:p>FALSE</text:p>
          </table:table-cell>
          <table:table-cell table:formula="of:=[.H62]&gt;[.I63]" office:value-type="boolean" office:boolean-value="true">
            <text:p>TRUE</text:p>
          </table:table-cell>
        </table:table-row>
        <table:table-row table:style-name="ro2">
          <table:table-cell office:value-type="string">
            <text:p>nurse-n treat-v</text:p>
          </table:table-cell>
          <table:table-cell office:value-type="string">
            <text:p>victim-n</text:p>
          </table:table-cell>
          <table:table-cell office:value-type="string">
            <text:p>grandchild-n</text:p>
          </table:table-cell>
          <table:table-cell office:value-type="float" office:value="0.00128809">
            <text:p>0.00128809</text:p>
          </table:table-cell>
          <table:table-cell table:style-name="ce2" office:value-type="float" office:value="0.0000143428">
            <text:p>1.43E-005</text:p>
          </table:table-cell>
          <table:table-cell table:formula="of:=[.D63]&gt;[.E63]" office:value-type="boolean" office:boolean-value="true">
            <text:p>TRUE</text:p>
          </table:table-cell>
          <table:table-cell table:formula="of:=[.D63]&gt;[.E62]" office:value-type="boolean" office:boolean-value="false">
            <text:p>FALSE</text:p>
          </table:table-cell>
          <table:table-cell office:value-type="float" office:value="0.366068125421">
            <text:p>0.3660681254</text:p>
          </table:table-cell>
          <table:table-cell office:value-type="float" office:value="0.284647084436">
            <text:p>0.2846470844</text:p>
          </table:table-cell>
          <table:table-cell table:formula="of:=[.H63]&gt;[.I63]" office:value-type="boolean" office:boolean-value="true">
            <text:p>TRUE</text:p>
          </table:table-cell>
          <table:table-cell table:formula="of:=[.H63]&gt;[.I62]" office:value-type="boolean" office:boolean-value="false">
            <text:p>FALSE</text:p>
          </table:table-cell>
        </table:table-row>
        <table:table-row table:style-name="ro2">
          <table:table-cell office:value-type="string">
            <text:p>electrician-n twist-v</text:p>
          </table:table-cell>
          <table:table-cell office:value-type="string">
            <text:p>cable-n</text:p>
          </table:table-cell>
          <table:table-cell office:value-type="string">
            <text:p>ankle-n</text:p>
          </table:table-cell>
          <table:table-cell office:value-type="float" office:value="0.0179821">
            <text:p>0.0179821</text:p>
          </table:table-cell>
          <table:table-cell office:value-type="float" office:value="0.057976">
            <text:p>0.057976</text:p>
          </table:table-cell>
          <table:table-cell table:formula="of:=[.D64]&gt;[.E64]" office:value-type="boolean" office:boolean-value="false">
            <text:p>FALSE</text:p>
          </table:table-cell>
          <table:table-cell table:formula="of:=[.D64]&gt;[.E65]" office:value-type="boolean" office:boolean-value="true">
            <text:p>TRUE</text:p>
          </table:table-cell>
          <table:table-cell office:value-type="float" office:value="0.335420672768">
            <text:p>0.3354206728</text:p>
          </table:table-cell>
          <table:table-cell office:value-type="float" office:value="0.118841365917">
            <text:p>0.1188413659</text:p>
          </table:table-cell>
          <table:table-cell table:formula="of:=[.H64]&gt;[.I64]" office:value-type="boolean" office:boolean-value="true">
            <text:p>TRUE</text:p>
          </table:table-cell>
          <table:table-cell table:formula="of:=[.H64]&gt;[.I65]" office:value-type="boolean" office:boolean-value="true">
            <text:p>TRUE</text:p>
          </table:table-cell>
        </table:table-row>
        <table:table-row table:style-name="ro2">
          <table:table-cell office:value-type="string">
            <text:p>dancer-n twist-v</text:p>
          </table:table-cell>
          <table:table-cell office:value-type="string">
            <text:p>ankle-n</text:p>
          </table:table-cell>
          <table:table-cell office:value-type="string">
            <text:p>cable-n</text:p>
          </table:table-cell>
          <table:table-cell office:value-type="float" office:value="0.0346791">
            <text:p>0.0346791</text:p>
          </table:table-cell>
          <table:table-cell office:value-type="float" office:value="0.000418882">
            <text:p>0.000418882</text:p>
          </table:table-cell>
          <table:table-cell table:formula="of:=[.D65]&gt;[.E65]" office:value-type="boolean" office:boolean-value="true">
            <text:p>TRUE</text:p>
          </table:table-cell>
          <table:table-cell table:formula="of:=[.D65]&gt;[.E64]" office:value-type="boolean" office:boolean-value="false">
            <text:p>FALSE</text:p>
          </table:table-cell>
          <table:table-cell office:value-type="float" office:value="0.221713728516">
            <text:p>0.2217137285</text:p>
          </table:table-cell>
          <table:table-cell office:value-type="float" office:value="0.320954234501">
            <text:p>0.3209542345</text:p>
          </table:table-cell>
          <table:table-cell table:formula="of:=[.H65]&gt;[.I65]" office:value-type="boolean" office:boolean-value="false">
            <text:p>FALSE</text:p>
          </table:table-cell>
          <table:table-cell table:formula="of:=[.H65]&gt;[.I64]" office:value-type="boolean" office:boolean-value="true">
            <text:p>TRUE</text:p>
          </table:table-cell>
        </table:table-row>
        <table:table-row table:style-name="ro2">
          <table:table-cell table:number-columns-repeated="5"/>
          <table:table-cell table:style-name="ce3" table:formula="of:=SUM([.F2:.F65])" office:value-type="float" office:value="47">
            <text:p>47</text:p>
          </table:table-cell>
          <table:table-cell table:style-name="ce3" table:formula="of:=SUM([.G2:.G65])" office:value-type="float" office:value="58">
            <text:p>58</text:p>
          </table:table-cell>
          <table:table-cell table:number-columns-repeated="2"/>
          <table:table-cell table:style-name="ce3" table:formula="of:=SUM([.J2:.J65])" office:value-type="float" office:value="43">
            <text:p>43</text:p>
          </table:table-cell>
          <table:table-cell table:style-name="ce3" table:formula="of:=SUM([.K2:.K65])" office:value-type="float" office:value="54">
            <text:p>54</text:p>
          </table:table-cell>
        </table:table-row>
        <table:table-row table:style-name="ro2">
          <table:table-cell table:number-columns-repeated="5"/>
          <table:table-cell table:style-name="ce3" table:formula="of:=[.F66]/COUNT([.F2:.F65])" office:value-type="float" office:value="0.734375">
            <text:p>0.734375</text:p>
          </table:table-cell>
          <table:table-cell table:style-name="ce3" table:formula="of:=[.G66]/COUNT([.G2:.G65])" office:value-type="float" office:value="0.90625">
            <text:p>0.90625</text:p>
          </table:table-cell>
          <table:table-cell table:number-columns-repeated="2"/>
          <table:table-cell table:style-name="ce3" table:formula="of:=[.J66]/COUNT([.J2:.J65])" office:value-type="float" office:value="0.671875">
            <text:p>0.671875</text:p>
          </table:table-cell>
          <table:table-cell table:style-name="ce3" table:formula="of:=[.K66]/COUNT([.K2:.K65])" office:value-type="float" office:value="0.84375">
            <text:p>0.84375</text:p>
          </table:table-cell>
        </table:table-row>
        <table:table-row table:style-name="ro2" table:number-rows-repeated="6">
          <table:table-cell table:number-columns-repeated="11"/>
        </table:table-row>
        <table:table-row table:style-name="ro3">
          <table:table-cell table:number-columns-repeated="5"/>
          <table:table-cell office:value-type="string">
            <text:p>check-v mechanic-n car-n a b OK</text:p>
            <text:p>check-v journalist-n source-n c d OK</text:p>
            <text:p/>
            <text:p/>
            <text:p/>
            <text:p>mechanic-n check-v car-n <text:s text:c="7"/>yes a</text:p>
            <text:p>mechanic-n check-v source-n <text:s text:c="4"/>no <text:s/>b</text:p>
            <text:p>journalist-n check-v source-n <text:s text:c="2"/>yes c</text:p>
            <text:p>journalist-n check-v car-n <text:s text:c="5"/>no <text:s/>d</text:p>
            <text:p/>
            <text:p>1.) a &gt; b</text:p>
            <text:p><text:s text:c="4"/>c &gt; d</text:p>
            <text:p><text:s text:c="4"/></text:p>
            <text:p>2.) a &gt; d</text:p>
            <text:p><text:s text:c="4"/>c &gt; b</text:p>
          </table:table-cell>
          <table:table-cell table:number-columns-repeated="5"/>
        </table:table-row>
        <table:table-row table:style-name="ro2" table:number-rows-repeated="1048501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2" table:style-name="ta1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ttokar Tilk</meta:initial-creator>
    <meta:creation-date>2015-05-20T17:12:44</meta:creation-date>
    <dc:date>2015-05-20T17:20:04</dc:date>
    <dc:creator>Ottokar Tilk</dc:creator>
    <meta:editing-duration>P0D</meta:editing-duration>
    <meta:editing-cycles>1</meta:editing-cycles>
    <meta:document-statistic meta:table-count="3" meta:cell-count="724" meta:object-count="0"/>
    <meta:generator>LibreOffice/3.5$Linux_X86_64 LibreOffice_project/350m1$Build-2</meta:generator>
  </office:meta>
</office:document-meta>
</file>